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n500_B1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0.479682421562831" calcext:value-type="float">
            <text:p>0.479682421562831</text:p>
          </table:table-cell>
          <table:table-cell office:value-type="float" office:value="1.2888471932043" calcext:value-type="float">
            <text:p>1.2888471932043</text:p>
          </table:table-cell>
          <table:table-cell office:value-type="float" office:value="0.532390548773433" calcext:value-type="float">
            <text:p>0.532390548773433</text:p>
          </table:table-cell>
          <table:table-cell office:value-type="float" office:value="0.0830330845055776" calcext:value-type="float">
            <text:p>0.083033084505578</text:p>
          </table:table-cell>
          <table:table-cell office:value-type="float" office:value="0.0660430850382491" calcext:value-type="float">
            <text:p>0.066043085038249</text:p>
          </table:table-cell>
          <table:table-cell office:value-type="float" office:value="0.0390933776225225" calcext:value-type="float">
            <text:p>0.039093377622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381207554163" calcext:value-type="float">
            <text:p>0.523381207554163</text:p>
          </table:table-cell>
          <table:table-cell office:value-type="float" office:value="1.24216112487806" calcext:value-type="float">
            <text:p>1.24216112487806</text:p>
          </table:table-cell>
          <table:table-cell office:value-type="float" office:value="0.555752463613094" calcext:value-type="float">
            <text:p>0.555752463613094</text:p>
          </table:table-cell>
          <table:table-cell office:value-type="float" office:value="0.0905570823725941" calcext:value-type="float">
            <text:p>0.090557082372594</text:p>
          </table:table-cell>
          <table:table-cell office:value-type="float" office:value="0.0685961147319594" calcext:value-type="float">
            <text:p>0.068596114731959</text:p>
          </table:table-cell>
          <table:table-cell office:value-type="float" office:value="0.0512953424448502" calcext:value-type="float">
            <text:p>0.051295342444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8715578645849" calcext:value-type="float">
            <text:p>0.318715578645849</text:p>
          </table:table-cell>
          <table:table-cell office:value-type="float" office:value="1.48027252573566" calcext:value-type="float">
            <text:p>1.48027252573566</text:p>
          </table:table-cell>
          <table:table-cell office:value-type="float" office:value="0.484920431013246" calcext:value-type="float">
            <text:p>0.484920431013246</text:p>
          </table:table-cell>
          <table:table-cell office:value-type="float" office:value="0.0934264761487984" calcext:value-type="float">
            <text:p>0.093426476148798</text:p>
          </table:table-cell>
          <table:table-cell office:value-type="float" office:value="0.0730707717393093" calcext:value-type="float">
            <text:p>0.073070771739309</text:p>
          </table:table-cell>
          <table:table-cell office:value-type="float" office:value="0.0358925435513397" calcext:value-type="float">
            <text:p>0.03589254355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5505283504398" calcext:value-type="float">
            <text:p>0.365505283504398</text:p>
          </table:table-cell>
          <table:table-cell office:value-type="float" office:value="1.43037596243518" calcext:value-type="float">
            <text:p>1.43037596243518</text:p>
          </table:table-cell>
          <table:table-cell office:value-type="float" office:value="0.43276270529595" calcext:value-type="float">
            <text:p>0.43276270529595</text:p>
          </table:table-cell>
          <table:table-cell office:value-type="float" office:value="0.0741055668793938" calcext:value-type="float">
            <text:p>0.074105566879394</text:p>
          </table:table-cell>
          <table:table-cell office:value-type="float" office:value="0.0580210813276457" calcext:value-type="float">
            <text:p>0.058021081327646</text:p>
          </table:table-cell>
          <table:table-cell office:value-type="float" office:value="0.0389828911322252" calcext:value-type="float">
            <text:p>0.038982891132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344716331791" calcext:value-type="float">
            <text:p>0.520344716331791</text:p>
          </table:table-cell>
          <table:table-cell office:value-type="float" office:value="1.24923791251864" calcext:value-type="float">
            <text:p>1.24923791251864</text:p>
          </table:table-cell>
          <table:table-cell office:value-type="float" office:value="0.485691633880886" calcext:value-type="float">
            <text:p>0.485691633880886</text:p>
          </table:table-cell>
          <table:table-cell office:value-type="float" office:value="0.0754017076254745" calcext:value-type="float">
            <text:p>0.075401707625475</text:p>
          </table:table-cell>
          <table:table-cell office:value-type="float" office:value="0.0514799493819469" calcext:value-type="float">
            <text:p>0.051479949381947</text:p>
          </table:table-cell>
          <table:table-cell office:value-type="float" office:value="0.0268895006435989" calcext:value-type="float">
            <text:p>0.0268895006435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051267889131" calcext:value-type="float">
            <text:p>0.581051267889131</text:p>
          </table:table-cell>
          <table:table-cell office:value-type="float" office:value="1.19191390379038" calcext:value-type="float">
            <text:p>1.19191390379038</text:p>
          </table:table-cell>
          <table:table-cell office:value-type="float" office:value="0.465870086193295" calcext:value-type="float">
            <text:p>0.465870086193295</text:p>
          </table:table-cell>
          <table:table-cell office:value-type="float" office:value="0.0811569877279625" calcext:value-type="float">
            <text:p>0.081156987727963</text:p>
          </table:table-cell>
          <table:table-cell office:value-type="float" office:value="0.0605301218256034" calcext:value-type="float">
            <text:p>0.060530121825603</text:p>
          </table:table-cell>
          <table:table-cell office:value-type="float" office:value="0.0362952720162202" calcext:value-type="float">
            <text:p>0.036295272016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3929046090963" calcext:value-type="float">
            <text:p>0.573929046090963</text:p>
          </table:table-cell>
          <table:table-cell office:value-type="float" office:value="1.25725475222181" calcext:value-type="float">
            <text:p>1.25725475222181</text:p>
          </table:table-cell>
          <table:table-cell office:value-type="float" office:value="0.530911412755716" calcext:value-type="float">
            <text:p>0.530911412755716</text:p>
          </table:table-cell>
          <table:table-cell office:value-type="float" office:value="0.0822782031766292" calcext:value-type="float">
            <text:p>0.082278203176629</text:p>
          </table:table-cell>
          <table:table-cell office:value-type="float" office:value="0.0643449918195712" calcext:value-type="float">
            <text:p>0.064344991819571</text:p>
          </table:table-cell>
          <table:table-cell office:value-type="float" office:value="0.0425579695869852" calcext:value-type="float">
            <text:p>0.042557969586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974683356104" calcext:value-type="float">
            <text:p>0.585974683356104</text:p>
          </table:table-cell>
          <table:table-cell office:value-type="float" office:value="1.23838628759484" calcext:value-type="float">
            <text:p>1.23838628759484</text:p>
          </table:table-cell>
          <table:table-cell office:value-type="float" office:value="0.52512360162089" calcext:value-type="float">
            <text:p>0.52512360162089</text:p>
          </table:table-cell>
          <table:table-cell office:value-type="float" office:value="0.0873404058242981" calcext:value-type="float">
            <text:p>0.087340405824298</text:p>
          </table:table-cell>
          <table:table-cell office:value-type="float" office:value="0.0665029319823808" calcext:value-type="float">
            <text:p>0.066502931982381</text:p>
          </table:table-cell>
          <table:table-cell office:value-type="float" office:value="0.0384987595679322" calcext:value-type="float">
            <text:p>0.0384987595679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6782984711629" calcext:value-type="float">
            <text:p>0.526782984711629</text:p>
          </table:table-cell>
          <table:table-cell office:value-type="float" office:value="1.27579952156837" calcext:value-type="float">
            <text:p>1.27579952156837</text:p>
          </table:table-cell>
          <table:table-cell office:value-type="float" office:value="0.50806042854143" calcext:value-type="float">
            <text:p>0.50806042854143</text:p>
          </table:table-cell>
          <table:table-cell office:value-type="float" office:value="0.0801269952528136" calcext:value-type="float">
            <text:p>0.080126995252814</text:p>
          </table:table-cell>
          <table:table-cell office:value-type="float" office:value="0.0571185963359446" calcext:value-type="float">
            <text:p>0.057118596335945</text:p>
          </table:table-cell>
          <table:table-cell office:value-type="float" office:value="0.0323897420342076" calcext:value-type="float">
            <text:p>0.0323897420342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550676069061" calcext:value-type="float">
            <text:p>0.503550676069061</text:p>
          </table:table-cell>
          <table:table-cell office:value-type="float" office:value="1.29932443379137" calcext:value-type="float">
            <text:p>1.29932443379137</text:p>
          </table:table-cell>
          <table:table-cell office:value-type="float" office:value="0.485550149492978" calcext:value-type="float">
            <text:p>0.485550149492978</text:p>
          </table:table-cell>
          <table:table-cell office:value-type="float" office:value="0.0986425484638498" calcext:value-type="float">
            <text:p>0.09864254846385</text:p>
          </table:table-cell>
          <table:table-cell office:value-type="float" office:value="0.0749134472071727" calcext:value-type="float">
            <text:p>0.074913447207173</text:p>
          </table:table-cell>
          <table:table-cell office:value-type="float" office:value="0.0406466532708918" calcext:value-type="float">
            <text:p>0.0406466532708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912479189213" calcext:value-type="float">
            <text:p>0.590912479189213</text:p>
          </table:table-cell>
          <table:table-cell office:value-type="float" office:value="1.21949789598808" calcext:value-type="float">
            <text:p>1.21949789598808</text:p>
          </table:table-cell>
          <table:table-cell office:value-type="float" office:value="0.473358552932729" calcext:value-type="float">
            <text:p>0.473358552932729</text:p>
          </table:table-cell>
          <table:table-cell office:value-type="float" office:value="0.0816580294963896" calcext:value-type="float">
            <text:p>0.08165802949639</text:p>
          </table:table-cell>
          <table:table-cell office:value-type="float" office:value="0.0637671366687821" calcext:value-type="float">
            <text:p>0.063767136668782</text:p>
          </table:table-cell>
          <table:table-cell office:value-type="float" office:value="0.0310141513575259" calcext:value-type="float">
            <text:p>0.031014151357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05344715771" calcext:value-type="float">
            <text:p>0.62705344715771</text:p>
          </table:table-cell>
          <table:table-cell office:value-type="float" office:value="1.19430772089776" calcext:value-type="float">
            <text:p>1.19430772089776</text:p>
          </table:table-cell>
          <table:table-cell office:value-type="float" office:value="0.428295558257861" calcext:value-type="float">
            <text:p>0.428295558257861</text:p>
          </table:table-cell>
          <table:table-cell office:value-type="float" office:value="0.0839336925916767" calcext:value-type="float">
            <text:p>0.083933692591677</text:p>
          </table:table-cell>
          <table:table-cell office:value-type="float" office:value="0.0640128632949799" calcext:value-type="float">
            <text:p>0.06401286329498</text:p>
          </table:table-cell>
          <table:table-cell office:value-type="float" office:value="0.0271775213846662" calcext:value-type="float">
            <text:p>0.027177521384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126002703311" calcext:value-type="float">
            <text:p>0.615126002703311</text:p>
          </table:table-cell>
          <table:table-cell office:value-type="float" office:value="1.23385115287895" calcext:value-type="float">
            <text:p>1.23385115287895</text:p>
          </table:table-cell>
          <table:table-cell office:value-type="float" office:value="0.483247299363419" calcext:value-type="float">
            <text:p>0.483247299363419</text:p>
          </table:table-cell>
          <table:table-cell office:value-type="float" office:value="0.0995481179325939" calcext:value-type="float">
            <text:p>0.099548117932594</text:p>
          </table:table-cell>
          <table:table-cell office:value-type="float" office:value="0.0434320831970035" calcext:value-type="float">
            <text:p>0.043432083197004</text:p>
          </table:table-cell>
          <table:table-cell office:value-type="float" office:value="0.0321487961904606" calcext:value-type="float">
            <text:p>0.0321487961904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879278622781" calcext:value-type="float">
            <text:p>0.583879278622781</text:p>
          </table:table-cell>
          <table:table-cell office:value-type="float" office:value="1.26224440319584" calcext:value-type="float">
            <text:p>1.26224440319584</text:p>
          </table:table-cell>
          <table:table-cell office:value-type="float" office:value="0.477440729571684" calcext:value-type="float">
            <text:p>0.477440729571684</text:p>
          </table:table-cell>
          <table:table-cell office:value-type="float" office:value="0.090342577684789" calcext:value-type="float">
            <text:p>0.090342577684789</text:p>
          </table:table-cell>
          <table:table-cell office:value-type="float" office:value="0.0631318914020227" calcext:value-type="float">
            <text:p>0.063131891402023</text:p>
          </table:table-cell>
          <table:table-cell office:value-type="float" office:value="0.0360542251879364" calcext:value-type="float">
            <text:p>0.0360542251879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465967810819" calcext:value-type="float">
            <text:p>0.495465967810819</text:p>
          </table:table-cell>
          <table:table-cell office:value-type="float" office:value="1.27095217127629" calcext:value-type="float">
            <text:p>1.27095217127629</text:p>
          </table:table-cell>
          <table:table-cell office:value-type="float" office:value="0.479620227463646" calcext:value-type="float">
            <text:p>0.479620227463646</text:p>
          </table:table-cell>
          <table:table-cell office:value-type="float" office:value="0.101771199045771" calcext:value-type="float">
            <text:p>0.101771199045771</text:p>
          </table:table-cell>
          <table:table-cell office:value-type="float" office:value="0.0478043545501265" calcext:value-type="float">
            <text:p>0.047804354550127</text:p>
          </table:table-cell>
          <table:table-cell office:value-type="float" office:value="0.0267242206631949" calcext:value-type="float">
            <text:p>0.026724220663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660557636613" calcext:value-type="float">
            <text:p>0.505660557636613</text:p>
          </table:table-cell>
          <table:table-cell office:value-type="float" office:value="1.25619688509523" calcext:value-type="float">
            <text:p>1.25619688509523</text:p>
          </table:table-cell>
          <table:table-cell office:value-type="float" office:value="0.493418448932769" calcext:value-type="float">
            <text:p>0.493418448932769</text:p>
          </table:table-cell>
          <table:table-cell office:value-type="float" office:value="0.093624868375796" calcext:value-type="float">
            <text:p>0.093624868375796</text:p>
          </table:table-cell>
          <table:table-cell office:value-type="float" office:value="0.0685689356791379" calcext:value-type="float">
            <text:p>0.068568935679138</text:p>
          </table:table-cell>
          <table:table-cell office:value-type="float" office:value="0.0403460000767297" calcext:value-type="float">
            <text:p>0.040346000076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702938728271" calcext:value-type="float">
            <text:p>0.436702938728271</text:p>
          </table:table-cell>
          <table:table-cell office:value-type="float" office:value="1.35131869430438" calcext:value-type="float">
            <text:p>1.35131869430438</text:p>
          </table:table-cell>
          <table:table-cell office:value-type="float" office:value="0.470403433870479" calcext:value-type="float">
            <text:p>0.470403433870479</text:p>
          </table:table-cell>
          <table:table-cell office:value-type="float" office:value="0.071659209548974" calcext:value-type="float">
            <text:p>0.071659209548974</text:p>
          </table:table-cell>
          <table:table-cell office:value-type="float" office:value="0.057093312648399" calcext:value-type="float">
            <text:p>0.057093312648399</text:p>
          </table:table-cell>
          <table:table-cell office:value-type="float" office:value="0.0253191848493382" calcext:value-type="float">
            <text:p>0.025319184849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176554639775" calcext:value-type="float">
            <text:p>0.453176554639775</text:p>
          </table:table-cell>
          <table:table-cell office:value-type="float" office:value="1.35304416529929" calcext:value-type="float">
            <text:p>1.35304416529929</text:p>
          </table:table-cell>
          <table:table-cell office:value-type="float" office:value="0.43683025856256" calcext:value-type="float">
            <text:p>0.43683025856256</text:p>
          </table:table-cell>
          <table:table-cell office:value-type="float" office:value="0.0792671559975108" calcext:value-type="float">
            <text:p>0.079267155997511</text:p>
          </table:table-cell>
          <table:table-cell office:value-type="float" office:value="0.0610559181180998" calcext:value-type="float">
            <text:p>0.0610559181181</text:p>
          </table:table-cell>
          <table:table-cell office:value-type="float" office:value="0.0303567278860573" calcext:value-type="float">
            <text:p>0.030356727886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7907466327655" calcext:value-type="float">
            <text:p>0.407907466327655</text:p>
          </table:table-cell>
          <table:table-cell office:value-type="float" office:value="1.38307268201774" calcext:value-type="float">
            <text:p>1.38307268201774</text:p>
          </table:table-cell>
          <table:table-cell office:value-type="float" office:value="0.474278610343111" calcext:value-type="float">
            <text:p>0.474278610343111</text:p>
          </table:table-cell>
          <table:table-cell office:value-type="float" office:value="0.070774675352191" calcext:value-type="float">
            <text:p>0.070774675352191</text:p>
          </table:table-cell>
          <table:table-cell office:value-type="float" office:value="0.0527319577501958" calcext:value-type="float">
            <text:p>0.052731957750196</text:p>
          </table:table-cell>
          <table:table-cell office:value-type="float" office:value="0.0372422262011755" calcext:value-type="float">
            <text:p>0.037242226201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9633760791733" calcext:value-type="float">
            <text:p>0.459633760791733</text:p>
          </table:table-cell>
          <table:table-cell office:value-type="float" office:value="1.34748784596722" calcext:value-type="float">
            <text:p>1.34748784596722</text:p>
          </table:table-cell>
          <table:table-cell office:value-type="float" office:value="0.440292026943878" calcext:value-type="float">
            <text:p>0.440292026943878</text:p>
          </table:table-cell>
          <table:table-cell office:value-type="float" office:value="0.0818818047572862" calcext:value-type="float">
            <text:p>0.081881804757286</text:p>
          </table:table-cell>
          <table:table-cell office:value-type="float" office:value="0.0611523887463463" calcext:value-type="float">
            <text:p>0.061152388746346</text:p>
          </table:table-cell>
          <table:table-cell office:value-type="float" office:value="0.0276426475695567" calcext:value-type="float">
            <text:p>0.027642647569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956802490572" calcext:value-type="float">
            <text:p>0.539956802490572</text:p>
          </table:table-cell>
          <table:table-cell office:value-type="float" office:value="1.31153849451279" calcext:value-type="float">
            <text:p>1.31153849451279</text:p>
          </table:table-cell>
          <table:table-cell office:value-type="float" office:value="0.484431957814227" calcext:value-type="float">
            <text:p>0.484431957814227</text:p>
          </table:table-cell>
          <table:table-cell office:value-type="float" office:value="0.0920375924930848" calcext:value-type="float">
            <text:p>0.092037592493085</text:p>
          </table:table-cell>
          <table:table-cell office:value-type="float" office:value="0.0609542103236035" calcext:value-type="float">
            <text:p>0.060954210323604</text:p>
          </table:table-cell>
          <table:table-cell office:value-type="float" office:value="0.0305643278040874" calcext:value-type="float">
            <text:p>0.0305643278040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06193827163" calcext:value-type="float">
            <text:p>0.61906193827163</text:p>
          </table:table-cell>
          <table:table-cell office:value-type="float" office:value="1.25618167149221" calcext:value-type="float">
            <text:p>1.25618167149221</text:p>
          </table:table-cell>
          <table:table-cell office:value-type="float" office:value="0.464235171627032" calcext:value-type="float">
            <text:p>0.464235171627032</text:p>
          </table:table-cell>
          <table:table-cell office:value-type="float" office:value="0.0807294300872645" calcext:value-type="float">
            <text:p>0.080729430087265</text:p>
          </table:table-cell>
          <table:table-cell office:value-type="float" office:value="0.0607180816924901" calcext:value-type="float">
            <text:p>0.06071808169249</text:p>
          </table:table-cell>
          <table:table-cell office:value-type="float" office:value="0.0345999812563846" calcext:value-type="float">
            <text:p>0.0345999812563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954845556638" calcext:value-type="float">
            <text:p>0.484954845556638</text:p>
          </table:table-cell>
          <table:table-cell office:value-type="float" office:value="1.32060776232291" calcext:value-type="float">
            <text:p>1.32060776232291</text:p>
          </table:table-cell>
          <table:table-cell office:value-type="float" office:value="0.490601496677858" calcext:value-type="float">
            <text:p>0.490601496677858</text:p>
          </table:table-cell>
          <table:table-cell office:value-type="float" office:value="0.0981837771152231" calcext:value-type="float">
            <text:p>0.098183777115223</text:p>
          </table:table-cell>
          <table:table-cell office:value-type="float" office:value="0.0487007825665522" calcext:value-type="float">
            <text:p>0.048700782566552</text:p>
          </table:table-cell>
          <table:table-cell office:value-type="float" office:value="0.0261378731688424" calcext:value-type="float">
            <text:p>0.026137873168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4037304880938" calcext:value-type="float">
            <text:p>0.574037304880938</text:p>
          </table:table-cell>
          <table:table-cell office:value-type="float" office:value="1.2527100863736" calcext:value-type="float">
            <text:p>1.2527100863736</text:p>
          </table:table-cell>
          <table:table-cell office:value-type="float" office:value="0.498013059532738" calcext:value-type="float">
            <text:p>0.498013059532738</text:p>
          </table:table-cell>
          <table:table-cell office:value-type="float" office:value="0.0843653593616738" calcext:value-type="float">
            <text:p>0.084365359361674</text:p>
          </table:table-cell>
          <table:table-cell office:value-type="float" office:value="0.0586221313492194" calcext:value-type="float">
            <text:p>0.058622131349219</text:p>
          </table:table-cell>
          <table:table-cell office:value-type="float" office:value="0.0437966270954919" calcext:value-type="float">
            <text:p>0.0437966270954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710209265086" calcext:value-type="float">
            <text:p>0.416710209265086</text:p>
          </table:table-cell>
          <table:table-cell office:value-type="float" office:value="1.37945378077272" calcext:value-type="float">
            <text:p>1.37945378077272</text:p>
          </table:table-cell>
          <table:table-cell office:value-type="float" office:value="0.493716105222044" calcext:value-type="float">
            <text:p>0.493716105222044</text:p>
          </table:table-cell>
          <table:table-cell office:value-type="float" office:value="0.0918224027092474" calcext:value-type="float">
            <text:p>0.091822402709247</text:p>
          </table:table-cell>
          <table:table-cell office:value-type="float" office:value="0.0402179352427204" calcext:value-type="float">
            <text:p>0.04021793524272</text:p>
          </table:table-cell>
          <table:table-cell office:value-type="float" office:value="0.0334175059238373" calcext:value-type="float">
            <text:p>0.033417505923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8327199312575" calcext:value-type="float">
            <text:p>0.448327199312575</text:p>
          </table:table-cell>
          <table:table-cell office:value-type="float" office:value="1.34504377936833" calcext:value-type="float">
            <text:p>1.34504377936833</text:p>
          </table:table-cell>
          <table:table-cell office:value-type="float" office:value="0.466356000383164" calcext:value-type="float">
            <text:p>0.466356000383164</text:p>
          </table:table-cell>
          <table:table-cell office:value-type="float" office:value="0.0832386232076826" calcext:value-type="float">
            <text:p>0.083238623207683</text:p>
          </table:table-cell>
          <table:table-cell office:value-type="float" office:value="0.0626845871164606" calcext:value-type="float">
            <text:p>0.062684587116461</text:p>
          </table:table-cell>
          <table:table-cell office:value-type="float" office:value="0.030138890002774" calcext:value-type="float">
            <text:p>0.0301388900027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1668432490371" calcext:value-type="float">
            <text:p>0.421668432490371</text:p>
          </table:table-cell>
          <table:table-cell office:value-type="float" office:value="1.37920943120281" calcext:value-type="float">
            <text:p>1.37920943120281</text:p>
          </table:table-cell>
          <table:table-cell office:value-type="float" office:value="0.47443076716" calcext:value-type="float">
            <text:p>0.47443076716</text:p>
          </table:table-cell>
          <table:table-cell office:value-type="float" office:value="0.070263566171962" calcext:value-type="float">
            <text:p>0.070263566171962</text:p>
          </table:table-cell>
          <table:table-cell office:value-type="float" office:value="0.0584647193116791" calcext:value-type="float">
            <text:p>0.058464719311679</text:p>
          </table:table-cell>
          <table:table-cell office:value-type="float" office:value="0.0292967066735767" calcext:value-type="float">
            <text:p>0.029296706673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956333348656" calcext:value-type="float">
            <text:p>0.476956333348656</text:p>
          </table:table-cell>
          <table:table-cell office:value-type="float" office:value="1.34916213340517" calcext:value-type="float">
            <text:p>1.34916213340517</text:p>
          </table:table-cell>
          <table:table-cell office:value-type="float" office:value="0.443706249152033" calcext:value-type="float">
            <text:p>0.443706249152033</text:p>
          </table:table-cell>
          <table:table-cell office:value-type="float" office:value="0.0766529453934528" calcext:value-type="float">
            <text:p>0.076652945393453</text:p>
          </table:table-cell>
          <table:table-cell office:value-type="float" office:value="0.0595518301314647" calcext:value-type="float">
            <text:p>0.059551830131465</text:p>
          </table:table-cell>
          <table:table-cell office:value-type="float" office:value="0.030583953011401" calcext:value-type="float">
            <text:p>0.0305839530114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937895149516" calcext:value-type="float">
            <text:p>0.511937895149516</text:p>
          </table:table-cell>
          <table:table-cell office:value-type="float" office:value="1.32331843881593" calcext:value-type="float">
            <text:p>1.32331843881593</text:p>
          </table:table-cell>
          <table:table-cell office:value-type="float" office:value="0.465245840957498" calcext:value-type="float">
            <text:p>0.465245840957498</text:p>
          </table:table-cell>
          <table:table-cell office:value-type="float" office:value="0.0728557112126057" calcext:value-type="float">
            <text:p>0.072855711212606</text:p>
          </table:table-cell>
          <table:table-cell office:value-type="float" office:value="0.0681352957662507" calcext:value-type="float">
            <text:p>0.068135295766251</text:p>
          </table:table-cell>
          <table:table-cell office:value-type="float" office:value="0.0393796090024753" calcext:value-type="float">
            <text:p>0.0393796090024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680531313197" calcext:value-type="float">
            <text:p>0.442680531313197</text:p>
          </table:table-cell>
          <table:table-cell office:value-type="float" office:value="1.3692239554227" calcext:value-type="float">
            <text:p>1.3692239554227</text:p>
          </table:table-cell>
          <table:table-cell office:value-type="float" office:value="0.44128210197105" calcext:value-type="float">
            <text:p>0.44128210197105</text:p>
          </table:table-cell>
          <table:table-cell office:value-type="float" office:value="0.0834711426573838" calcext:value-type="float">
            <text:p>0.083471142657384</text:p>
          </table:table-cell>
          <table:table-cell office:value-type="float" office:value="0.0621309601522375" calcext:value-type="float">
            <text:p>0.062130960152238</text:p>
          </table:table-cell>
          <table:table-cell office:value-type="float" office:value="0.0292895891971984" calcext:value-type="float">
            <text:p>0.029289589197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9759742947081" calcext:value-type="float">
            <text:p>0.559759742947081</text:p>
          </table:table-cell>
          <table:table-cell office:value-type="float" office:value="1.29346800156056" calcext:value-type="float">
            <text:p>1.29346800156056</text:p>
          </table:table-cell>
          <table:table-cell office:value-type="float" office:value="0.543269716963904" calcext:value-type="float">
            <text:p>0.543269716963904</text:p>
          </table:table-cell>
          <table:table-cell office:value-type="float" office:value="0.0862955297650676" calcext:value-type="float">
            <text:p>0.086295529765068</text:p>
          </table:table-cell>
          <table:table-cell office:value-type="float" office:value="0.0653727687964697" calcext:value-type="float">
            <text:p>0.06537276879647</text:p>
          </table:table-cell>
          <table:table-cell office:value-type="float" office:value="0.0444241288983868" calcext:value-type="float">
            <text:p>0.044424128898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478102959458" calcext:value-type="float">
            <text:p>0.541478102959458</text:p>
          </table:table-cell>
          <table:table-cell office:value-type="float" office:value="1.3124893729661" calcext:value-type="float">
            <text:p>1.3124893729661</text:p>
          </table:table-cell>
          <table:table-cell office:value-type="float" office:value="0.506676542420967" calcext:value-type="float">
            <text:p>0.506676542420967</text:p>
          </table:table-cell>
          <table:table-cell office:value-type="float" office:value="0.0862969269783307" calcext:value-type="float">
            <text:p>0.086296926978331</text:p>
          </table:table-cell>
          <table:table-cell office:value-type="float" office:value="0.0612095012896502" calcext:value-type="float">
            <text:p>0.06120950128965</text:p>
          </table:table-cell>
          <table:table-cell office:value-type="float" office:value="0.0393435886294405" calcext:value-type="float">
            <text:p>0.0393435886294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32730410238" calcext:value-type="float">
            <text:p>0.48432730410238</text:p>
          </table:table-cell>
          <table:table-cell office:value-type="float" office:value="1.31335799616129" calcext:value-type="float">
            <text:p>1.31335799616129</text:p>
          </table:table-cell>
          <table:table-cell office:value-type="float" office:value="0.494387559708729" calcext:value-type="float">
            <text:p>0.494387559708729</text:p>
          </table:table-cell>
          <table:table-cell office:value-type="float" office:value="0.0849909721016969" calcext:value-type="float">
            <text:p>0.084990972101697</text:p>
          </table:table-cell>
          <table:table-cell office:value-type="float" office:value="0.0517418314404491" calcext:value-type="float">
            <text:p>0.051741831440449</text:p>
          </table:table-cell>
          <table:table-cell office:value-type="float" office:value="0.0253508935694283" calcext:value-type="float">
            <text:p>0.0253508935694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443204824089" calcext:value-type="float">
            <text:p>0.509443204824089</text:p>
          </table:table-cell>
          <table:table-cell office:value-type="float" office:value="1.28863203059796" calcext:value-type="float">
            <text:p>1.28863203059796</text:p>
          </table:table-cell>
          <table:table-cell office:value-type="float" office:value="0.502099620715504" calcext:value-type="float">
            <text:p>0.502099620715504</text:p>
          </table:table-cell>
          <table:table-cell office:value-type="float" office:value="0.095590607837042" calcext:value-type="float">
            <text:p>0.095590607837042</text:p>
          </table:table-cell>
          <table:table-cell office:value-type="float" office:value="0.0711733380751889" calcext:value-type="float">
            <text:p>0.071173338075189</text:p>
          </table:table-cell>
          <table:table-cell office:value-type="float" office:value="0.0373164205027171" calcext:value-type="float">
            <text:p>0.0373164205027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857720794266" calcext:value-type="float">
            <text:p>0.476857720794266</text:p>
          </table:table-cell>
          <table:table-cell office:value-type="float" office:value="1.38064694007256" calcext:value-type="float">
            <text:p>1.38064694007256</text:p>
          </table:table-cell>
          <table:table-cell office:value-type="float" office:value="0.471808248197355" calcext:value-type="float">
            <text:p>0.471808248197355</text:p>
          </table:table-cell>
          <table:table-cell office:value-type="float" office:value="0.0823383978525116" calcext:value-type="float">
            <text:p>0.082338397852512</text:p>
          </table:table-cell>
          <table:table-cell office:value-type="float" office:value="0.0516338831880035" calcext:value-type="float">
            <text:p>0.051633883188004</text:p>
          </table:table-cell>
          <table:table-cell office:value-type="float" office:value="0.0191350783267876" calcext:value-type="float">
            <text:p>0.0191350783267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857610523337" calcext:value-type="float">
            <text:p>0.468857610523337</text:p>
          </table:table-cell>
          <table:table-cell office:value-type="float" office:value="1.37299231432857" calcext:value-type="float">
            <text:p>1.37299231432857</text:p>
          </table:table-cell>
          <table:table-cell office:value-type="float" office:value="0.489344991813911" calcext:value-type="float">
            <text:p>0.489344991813911</text:p>
          </table:table-cell>
          <table:table-cell office:value-type="float" office:value="0.0912308613198539" calcext:value-type="float">
            <text:p>0.091230861319854</text:p>
          </table:table-cell>
          <table:table-cell office:value-type="float" office:value="0.0675944172670366" calcext:value-type="float">
            <text:p>0.067594417267037</text:p>
          </table:table-cell>
          <table:table-cell office:value-type="float" office:value="0.0347372067433246" calcext:value-type="float">
            <text:p>0.0347372067433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230408144306" calcext:value-type="float">
            <text:p>0.460230408144306</text:p>
          </table:table-cell>
          <table:table-cell office:value-type="float" office:value="1.32683434086583" calcext:value-type="float">
            <text:p>1.32683434086583</text:p>
          </table:table-cell>
          <table:table-cell office:value-type="float" office:value="0.571597631854043" calcext:value-type="float">
            <text:p>0.571597631854043</text:p>
          </table:table-cell>
          <table:table-cell office:value-type="float" office:value="0.0787502970772763" calcext:value-type="float">
            <text:p>0.078750297077276</text:p>
          </table:table-cell>
          <table:table-cell office:value-type="float" office:value="0.0751743520519285" calcext:value-type="float">
            <text:p>0.075174352051929</text:p>
          </table:table-cell>
          <table:table-cell office:value-type="float" office:value="0.0319191623627059" calcext:value-type="float">
            <text:p>0.031919162362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981190108663" calcext:value-type="float">
            <text:p>0.469981190108663</text:p>
          </table:table-cell>
          <table:table-cell office:value-type="float" office:value="1.31271610658306" calcext:value-type="float">
            <text:p>1.31271610658306</text:p>
          </table:table-cell>
          <table:table-cell office:value-type="float" office:value="0.503915554048491" calcext:value-type="float">
            <text:p>0.503915554048491</text:p>
          </table:table-cell>
          <table:table-cell office:value-type="float" office:value="0.0921878426332974" calcext:value-type="float">
            <text:p>0.092187842633297</text:p>
          </table:table-cell>
          <table:table-cell office:value-type="float" office:value="0.0718903775486377" calcext:value-type="float">
            <text:p>0.071890377548638</text:p>
          </table:table-cell>
          <table:table-cell office:value-type="float" office:value="0.0325497680571152" calcext:value-type="float">
            <text:p>0.032549768057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710471659707" calcext:value-type="float">
            <text:p>0.500710471659707</text:p>
          </table:table-cell>
          <table:table-cell office:value-type="float" office:value="1.30310203787555" calcext:value-type="float">
            <text:p>1.30310203787555</text:p>
          </table:table-cell>
          <table:table-cell office:value-type="float" office:value="0.474219187807353" calcext:value-type="float">
            <text:p>0.474219187807353</text:p>
          </table:table-cell>
          <table:table-cell office:value-type="float" office:value="0.0789899010350027" calcext:value-type="float">
            <text:p>0.078989901035003</text:p>
          </table:table-cell>
          <table:table-cell office:value-type="float" office:value="0.0704906866700347" calcext:value-type="float">
            <text:p>0.070490686670035</text:p>
          </table:table-cell>
          <table:table-cell office:value-type="float" office:value="0.0328513625662781" calcext:value-type="float">
            <text:p>0.032851362566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860594675474" calcext:value-type="float">
            <text:p>0.503860594675474</text:p>
          </table:table-cell>
          <table:table-cell office:value-type="float" office:value="1.31330325690679" calcext:value-type="float">
            <text:p>1.31330325690679</text:p>
          </table:table-cell>
          <table:table-cell office:value-type="float" office:value="0.462825201258581" calcext:value-type="float">
            <text:p>0.462825201258581</text:p>
          </table:table-cell>
          <table:table-cell office:value-type="float" office:value="0.0954811838507201" calcext:value-type="float">
            <text:p>0.09548118385072</text:p>
          </table:table-cell>
          <table:table-cell office:value-type="float" office:value="0.0727570675290605" calcext:value-type="float">
            <text:p>0.072757067529061</text:p>
          </table:table-cell>
          <table:table-cell office:value-type="float" office:value="0.0371633890319171" calcext:value-type="float">
            <text:p>0.0371633890319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4085626953483" calcext:value-type="float">
            <text:p>0.394085626953483</text:p>
          </table:table-cell>
          <table:table-cell office:value-type="float" office:value="1.36670581986396" calcext:value-type="float">
            <text:p>1.36670581986396</text:p>
          </table:table-cell>
          <table:table-cell office:value-type="float" office:value="0.509117632781595" calcext:value-type="float">
            <text:p>0.509117632781595</text:p>
          </table:table-cell>
          <table:table-cell office:value-type="float" office:value="0.0927804307333779" calcext:value-type="float">
            <text:p>0.092780430733378</text:p>
          </table:table-cell>
          <table:table-cell office:value-type="float" office:value="0.0823561130067887" calcext:value-type="float">
            <text:p>0.082356113006789</text:p>
          </table:table-cell>
          <table:table-cell office:value-type="float" office:value="0.0428376668807795" calcext:value-type="float">
            <text:p>0.04283766688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835479196977" calcext:value-type="float">
            <text:p>0.306835479196977</text:p>
          </table:table-cell>
          <table:table-cell office:value-type="float" office:value="1.44187238746567" calcext:value-type="float">
            <text:p>1.44187238746567</text:p>
          </table:table-cell>
          <table:table-cell office:value-type="float" office:value="0.525441226332088" calcext:value-type="float">
            <text:p>0.525441226332088</text:p>
          </table:table-cell>
          <table:table-cell office:value-type="float" office:value="0.108673544474864" calcext:value-type="float">
            <text:p>0.108673544474864</text:p>
          </table:table-cell>
          <table:table-cell office:value-type="float" office:value="0.0786480699287217" calcext:value-type="float">
            <text:p>0.078648069928722</text:p>
          </table:table-cell>
          <table:table-cell office:value-type="float" office:value="0.0378096919395634" calcext:value-type="float">
            <text:p>0.0378096919395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6972932774246" calcext:value-type="float">
            <text:p>0.676972932774246</text:p>
          </table:table-cell>
          <table:table-cell office:value-type="float" office:value="1.18577431822713" calcext:value-type="float">
            <text:p>1.18577431822713</text:p>
          </table:table-cell>
          <table:table-cell office:value-type="float" office:value="0.504966865770897" calcext:value-type="float">
            <text:p>0.504966865770897</text:p>
          </table:table-cell>
          <table:table-cell office:value-type="float" office:value="0.0873798846111506" calcext:value-type="float">
            <text:p>0.087379884611151</text:p>
          </table:table-cell>
          <table:table-cell office:value-type="float" office:value="0.0630436975333376" calcext:value-type="float">
            <text:p>0.063043697533338</text:p>
          </table:table-cell>
          <table:table-cell office:value-type="float" office:value="0.0328489449763941" calcext:value-type="float">
            <text:p>0.0328489449763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6205831019361" calcext:value-type="float">
            <text:p>0.706205831019361</text:p>
          </table:table-cell>
          <table:table-cell office:value-type="float" office:value="1.15659899652544" calcext:value-type="float">
            <text:p>1.15659899652544</text:p>
          </table:table-cell>
          <table:table-cell office:value-type="float" office:value="0.531191232258893" calcext:value-type="float">
            <text:p>0.531191232258893</text:p>
          </table:table-cell>
          <table:table-cell office:value-type="float" office:value="0.0925882343630307" calcext:value-type="float">
            <text:p>0.092588234363031</text:p>
          </table:table-cell>
          <table:table-cell office:value-type="float" office:value="0.0673883750179587" calcext:value-type="float">
            <text:p>0.067388375017959</text:p>
          </table:table-cell>
          <table:table-cell office:value-type="float" office:value="0.0444844438207625" calcext:value-type="float">
            <text:p>0.04448444382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484758171827" calcext:value-type="float">
            <text:p>0.473484758171827</text:p>
          </table:table-cell>
          <table:table-cell office:value-type="float" office:value="1.2958377700427" calcext:value-type="float">
            <text:p>1.2958377700427</text:p>
          </table:table-cell>
          <table:table-cell office:value-type="float" office:value="0.512407117480563" calcext:value-type="float">
            <text:p>0.512407117480563</text:p>
          </table:table-cell>
          <table:table-cell office:value-type="float" office:value="0.0846165987806833" calcext:value-type="float">
            <text:p>0.084616598780683</text:p>
          </table:table-cell>
          <table:table-cell office:value-type="float" office:value="0.056244337686294" calcext:value-type="float">
            <text:p>0.056244337686294</text:p>
          </table:table-cell>
          <table:table-cell office:value-type="float" office:value="0.0385971456638709" calcext:value-type="float">
            <text:p>0.038597145663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233117655056" calcext:value-type="float">
            <text:p>0.430233117655056</text:p>
          </table:table-cell>
          <table:table-cell office:value-type="float" office:value="1.3342400197557" calcext:value-type="float">
            <text:p>1.3342400197557</text:p>
          </table:table-cell>
          <table:table-cell office:value-type="float" office:value="0.55453593095536" calcext:value-type="float">
            <text:p>0.55453593095536</text:p>
          </table:table-cell>
          <table:table-cell office:value-type="float" office:value="0.104785555394122" calcext:value-type="float">
            <text:p>0.104785555394122</text:p>
          </table:table-cell>
          <table:table-cell office:value-type="float" office:value="0.0730003476049333" calcext:value-type="float">
            <text:p>0.073000347604933</text:p>
          </table:table-cell>
          <table:table-cell office:value-type="float" office:value="0.0460596294434673" calcext:value-type="float">
            <text:p>0.0460596294434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206462092621" calcext:value-type="float">
            <text:p>0.417206462092621</text:p>
          </table:table-cell>
          <table:table-cell office:value-type="float" office:value="1.36812541335982" calcext:value-type="float">
            <text:p>1.36812541335982</text:p>
          </table:table-cell>
          <table:table-cell office:value-type="float" office:value="0.546619488546" calcext:value-type="float">
            <text:p>0.546619488546</text:p>
          </table:table-cell>
          <table:table-cell office:value-type="float" office:value="0.0892168850345205" calcext:value-type="float">
            <text:p>0.089216885034521</text:p>
          </table:table-cell>
          <table:table-cell office:value-type="float" office:value="0.0592896788982423" calcext:value-type="float">
            <text:p>0.059289678898242</text:p>
          </table:table-cell>
          <table:table-cell office:value-type="float" office:value="0.0383156032815003" calcext:value-type="float">
            <text:p>0.03831560328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143921755417" calcext:value-type="float">
            <text:p>0.463143921755417</text:p>
          </table:table-cell>
          <table:table-cell office:value-type="float" office:value="1.32435718987496" calcext:value-type="float">
            <text:p>1.32435718987496</text:p>
          </table:table-cell>
          <table:table-cell office:value-type="float" office:value="0.5148251468346" calcext:value-type="float">
            <text:p>0.5148251468346</text:p>
          </table:table-cell>
          <table:table-cell office:value-type="float" office:value="0.080563752760447" calcext:value-type="float">
            <text:p>0.080563752760447</text:p>
          </table:table-cell>
          <table:table-cell office:value-type="float" office:value="0.0623997952906403" calcext:value-type="float">
            <text:p>0.06239979529064</text:p>
          </table:table-cell>
          <table:table-cell office:value-type="float" office:value="0.0335657198605313" calcext:value-type="float">
            <text:p>0.0335657198605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1300327463609" calcext:value-type="float">
            <text:p>0.301300327463609</text:p>
          </table:table-cell>
          <table:table-cell office:value-type="float" office:value="1.47663873350435" calcext:value-type="float">
            <text:p>1.47663873350435</text:p>
          </table:table-cell>
          <table:table-cell office:value-type="float" office:value="0.496669667986273" calcext:value-type="float">
            <text:p>0.496669667986273</text:p>
          </table:table-cell>
          <table:table-cell office:value-type="float" office:value="0.0858543003631817" calcext:value-type="float">
            <text:p>0.085854300363182</text:p>
          </table:table-cell>
          <table:table-cell office:value-type="float" office:value="0.0510062373850012" calcext:value-type="float">
            <text:p>0.051006237385001</text:p>
          </table:table-cell>
          <table:table-cell office:value-type="float" office:value="0.0404885062883282" calcext:value-type="float">
            <text:p>0.04048850628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074084637147" calcext:value-type="float">
            <text:p>0.33074084637147</text:p>
          </table:table-cell>
          <table:table-cell office:value-type="float" office:value="1.44536410773307" calcext:value-type="float">
            <text:p>1.44536410773307</text:p>
          </table:table-cell>
          <table:table-cell office:value-type="float" office:value="0.47690086944397" calcext:value-type="float">
            <text:p>0.47690086944397</text:p>
          </table:table-cell>
          <table:table-cell office:value-type="float" office:value="0.0759306366082692" calcext:value-type="float">
            <text:p>0.075930636608269</text:p>
          </table:table-cell>
          <table:table-cell office:value-type="float" office:value="0.0552054269089219" calcext:value-type="float">
            <text:p>0.055205426908922</text:p>
          </table:table-cell>
          <table:table-cell office:value-type="float" office:value="0.0395610531588278" calcext:value-type="float">
            <text:p>0.03956105315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388782030178" calcext:value-type="float">
            <text:p>0.627388782030178</text:p>
          </table:table-cell>
          <table:table-cell office:value-type="float" office:value="1.19106663843097" calcext:value-type="float">
            <text:p>1.19106663843097</text:p>
          </table:table-cell>
          <table:table-cell office:value-type="float" office:value="0.562116341286004" calcext:value-type="float">
            <text:p>0.562116341286004</text:p>
          </table:table-cell>
          <table:table-cell office:value-type="float" office:value="0.0854940146014186" calcext:value-type="float">
            <text:p>0.085494014601419</text:p>
          </table:table-cell>
          <table:table-cell office:value-type="float" office:value="0.0701073581928701" calcext:value-type="float">
            <text:p>0.07010735819287</text:p>
          </table:table-cell>
          <table:table-cell office:value-type="float" office:value="0.0243630228639359" calcext:value-type="float">
            <text:p>0.024363022863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2162119615292" calcext:value-type="float">
            <text:p>0.592162119615292</text:p>
          </table:table-cell>
          <table:table-cell office:value-type="float" office:value="1.22786664146229" calcext:value-type="float">
            <text:p>1.22786664146229</text:p>
          </table:table-cell>
          <table:table-cell office:value-type="float" office:value="0.54004071176789" calcext:value-type="float">
            <text:p>0.54004071176789</text:p>
          </table:table-cell>
          <table:table-cell office:value-type="float" office:value="0.111178196815143" calcext:value-type="float">
            <text:p>0.111178196815143</text:p>
          </table:table-cell>
          <table:table-cell office:value-type="float" office:value="0.08041075979671" calcext:value-type="float">
            <text:p>0.08041075979671</text:p>
          </table:table-cell>
          <table:table-cell office:value-type="float" office:value="0.0377663635791113" calcext:value-type="float">
            <text:p>0.0377663635791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572177087774" calcext:value-type="float">
            <text:p>0.535572177087774</text:p>
          </table:table-cell>
          <table:table-cell office:value-type="float" office:value="1.31171996999501" calcext:value-type="float">
            <text:p>1.31171996999501</text:p>
          </table:table-cell>
          <table:table-cell office:value-type="float" office:value="0.492879405141546" calcext:value-type="float">
            <text:p>0.492879405141546</text:p>
          </table:table-cell>
          <table:table-cell office:value-type="float" office:value="0.0749730632235558" calcext:value-type="float">
            <text:p>0.074973063223556</text:p>
          </table:table-cell>
          <table:table-cell office:value-type="float" office:value="0.0649754847972119" calcext:value-type="float">
            <text:p>0.064975484797212</text:p>
          </table:table-cell>
          <table:table-cell office:value-type="float" office:value="0.0266047571652567" calcext:value-type="float">
            <text:p>0.026604757165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992187239857" calcext:value-type="float">
            <text:p>0.499992187239857</text:p>
          </table:table-cell>
          <table:table-cell office:value-type="float" office:value="1.32971206634455" calcext:value-type="float">
            <text:p>1.32971206634455</text:p>
          </table:table-cell>
          <table:table-cell office:value-type="float" office:value="0.50527806313296" calcext:value-type="float">
            <text:p>0.50527806313296</text:p>
          </table:table-cell>
          <table:table-cell office:value-type="float" office:value="0.0985906013146808" calcext:value-type="float">
            <text:p>0.098590601314681</text:p>
          </table:table-cell>
          <table:table-cell office:value-type="float" office:value="0.0711220452863824" calcext:value-type="float">
            <text:p>0.071122045286382</text:p>
          </table:table-cell>
          <table:table-cell office:value-type="float" office:value="0.0356513817179326" calcext:value-type="float">
            <text:p>0.0356513817179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587642024866" calcext:value-type="float">
            <text:p>0.695587642024866</text:p>
          </table:table-cell>
          <table:table-cell office:value-type="float" office:value="1.15239328724702" calcext:value-type="float">
            <text:p>1.15239328724702</text:p>
          </table:table-cell>
          <table:table-cell office:value-type="float" office:value="0.500950844116419" calcext:value-type="float">
            <text:p>0.500950844116419</text:p>
          </table:table-cell>
          <table:table-cell office:value-type="float" office:value="0.0893671848300709" calcext:value-type="float">
            <text:p>0.089367184830071</text:p>
          </table:table-cell>
          <table:table-cell office:value-type="float" office:value="0.0589539408557974" calcext:value-type="float">
            <text:p>0.058953940855797</text:p>
          </table:table-cell>
          <table:table-cell office:value-type="float" office:value="0.0331692589097508" calcext:value-type="float">
            <text:p>0.03316925890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5300423133327" calcext:value-type="float">
            <text:p>0.755300423133327</text:p>
          </table:table-cell>
          <table:table-cell office:value-type="float" office:value="1.11574673436" calcext:value-type="float">
            <text:p>1.11574673436</text:p>
          </table:table-cell>
          <table:table-cell office:value-type="float" office:value="0.513721589405878" calcext:value-type="float">
            <text:p>0.513721589405878</text:p>
          </table:table-cell>
          <table:table-cell office:value-type="float" office:value="0.0898761864825969" calcext:value-type="float">
            <text:p>0.089876186482597</text:p>
          </table:table-cell>
          <table:table-cell office:value-type="float" office:value="0.066531463656437" calcext:value-type="float">
            <text:p>0.066531463656437</text:p>
          </table:table-cell>
          <table:table-cell office:value-type="float" office:value="0.0454272796435622" calcext:value-type="float">
            <text:p>0.04542727964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089485994518" calcext:value-type="float">
            <text:p>0.600089485994518</text:p>
          </table:table-cell>
          <table:table-cell office:value-type="float" office:value="1.24175263485251" calcext:value-type="float">
            <text:p>1.24175263485251</text:p>
          </table:table-cell>
          <table:table-cell office:value-type="float" office:value="0.481695752751169" calcext:value-type="float">
            <text:p>0.481695752751169</text:p>
          </table:table-cell>
          <table:table-cell office:value-type="float" office:value="0.0870440610481558" calcext:value-type="float">
            <text:p>0.087044061048156</text:p>
          </table:table-cell>
          <table:table-cell office:value-type="float" office:value="0.0648476176415924" calcext:value-type="float">
            <text:p>0.064847617641592</text:p>
          </table:table-cell>
          <table:table-cell office:value-type="float" office:value="0.0324416903930502" calcext:value-type="float">
            <text:p>0.032441690393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074680873086" calcext:value-type="float">
            <text:p>0.524074680873086</text:p>
          </table:table-cell>
          <table:table-cell office:value-type="float" office:value="1.30320677878081" calcext:value-type="float">
            <text:p>1.30320677878081</text:p>
          </table:table-cell>
          <table:table-cell office:value-type="float" office:value="0.499497695475419" calcext:value-type="float">
            <text:p>0.499497695475419</text:p>
          </table:table-cell>
          <table:table-cell office:value-type="float" office:value="0.0980996165366136" calcext:value-type="float">
            <text:p>0.098099616536614</text:p>
          </table:table-cell>
          <table:table-cell office:value-type="float" office:value="0.0716139203384144" calcext:value-type="float">
            <text:p>0.071613920338414</text:p>
          </table:table-cell>
          <table:table-cell office:value-type="float" office:value="0.0393968875907551" calcext:value-type="float">
            <text:p>0.0393968875907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850260185936" calcext:value-type="float">
            <text:p>0.540850260185936</text:p>
          </table:table-cell>
          <table:table-cell office:value-type="float" office:value="1.34007569171286" calcext:value-type="float">
            <text:p>1.34007569171286</text:p>
          </table:table-cell>
          <table:table-cell office:value-type="float" office:value="0.446472282584135" calcext:value-type="float">
            <text:p>0.446472282584135</text:p>
          </table:table-cell>
          <table:table-cell office:value-type="float" office:value="0.0743531752587719" calcext:value-type="float">
            <text:p>0.074353175258772</text:p>
          </table:table-cell>
          <table:table-cell office:value-type="float" office:value="0.0531944348076637" calcext:value-type="float">
            <text:p>0.053194434807664</text:p>
          </table:table-cell>
          <table:table-cell office:value-type="float" office:value="0.028150428240497" calcext:value-type="float">
            <text:p>0.028150428240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069002676119" calcext:value-type="float">
            <text:p>0.495069002676119</text:p>
          </table:table-cell>
          <table:table-cell office:value-type="float" office:value="1.35916771340175" calcext:value-type="float">
            <text:p>1.35916771340175</text:p>
          </table:table-cell>
          <table:table-cell office:value-type="float" office:value="0.445447736499582" calcext:value-type="float">
            <text:p>0.445447736499582</text:p>
          </table:table-cell>
          <table:table-cell office:value-type="float" office:value="0.104924145253492" calcext:value-type="float">
            <text:p>0.104924145253492</text:p>
          </table:table-cell>
          <table:table-cell office:value-type="float" office:value="0.0789889515950548" calcext:value-type="float">
            <text:p>0.078988951595055</text:p>
          </table:table-cell>
          <table:table-cell office:value-type="float" office:value="0.0416301309693432" calcext:value-type="float">
            <text:p>0.0416301309693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828802727513" calcext:value-type="float">
            <text:p>0.524828802727513</text:p>
          </table:table-cell>
          <table:table-cell office:value-type="float" office:value="1.26515133844086" calcext:value-type="float">
            <text:p>1.26515133844086</text:p>
          </table:table-cell>
          <table:table-cell office:value-type="float" office:value="0.561616058600175" calcext:value-type="float">
            <text:p>0.561616058600175</text:p>
          </table:table-cell>
          <table:table-cell office:value-type="float" office:value="0.100171171646208" calcext:value-type="float">
            <text:p>0.100171171646208</text:p>
          </table:table-cell>
          <table:table-cell office:value-type="float" office:value="0.0619856332587158" calcext:value-type="float">
            <text:p>0.061985633258716</text:p>
          </table:table-cell>
          <table:table-cell office:value-type="float" office:value="0.0371763420689481" calcext:value-type="float">
            <text:p>0.037176342068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616751716371" calcext:value-type="float">
            <text:p>0.579616751716371</text:p>
          </table:table-cell>
          <table:table-cell office:value-type="float" office:value="1.21749410531048" calcext:value-type="float">
            <text:p>1.21749410531048</text:p>
          </table:table-cell>
          <table:table-cell office:value-type="float" office:value="0.562549066500491" calcext:value-type="float">
            <text:p>0.562549066500491</text:p>
          </table:table-cell>
          <table:table-cell office:value-type="float" office:value="0.0961251941688234" calcext:value-type="float">
            <text:p>0.096125194168823</text:p>
          </table:table-cell>
          <table:table-cell office:value-type="float" office:value="0.0717732916116412" calcext:value-type="float">
            <text:p>0.071773291611641</text:p>
          </table:table-cell>
          <table:table-cell office:value-type="float" office:value="0.0425120987926984" calcext:value-type="float">
            <text:p>0.0425120987926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9090737674757" calcext:value-type="float">
            <text:p>0.619090737674757</text:p>
          </table:table-cell>
          <table:table-cell office:value-type="float" office:value="1.23186627117797" calcext:value-type="float">
            <text:p>1.23186627117797</text:p>
          </table:table-cell>
          <table:table-cell office:value-type="float" office:value="0.461358753858778" calcext:value-type="float">
            <text:p>0.461358753858778</text:p>
          </table:table-cell>
          <table:table-cell office:value-type="float" office:value="0.0826583089418173" calcext:value-type="float">
            <text:p>0.082658308941817</text:p>
          </table:table-cell>
          <table:table-cell office:value-type="float" office:value="0.0499853185316454" calcext:value-type="float">
            <text:p>0.049985318531645</text:p>
          </table:table-cell>
          <table:table-cell office:value-type="float" office:value="0.0277955700785198" calcext:value-type="float">
            <text:p>0.027795570078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365849936622" calcext:value-type="float">
            <text:p>0.663365849936622</text:p>
          </table:table-cell>
          <table:table-cell office:value-type="float" office:value="1.1992504243183" calcext:value-type="float">
            <text:p>1.1992504243183</text:p>
          </table:table-cell>
          <table:table-cell office:value-type="float" office:value="0.446111542013297" calcext:value-type="float">
            <text:p>0.446111542013297</text:p>
          </table:table-cell>
          <table:table-cell office:value-type="float" office:value="0.0913071514513363" calcext:value-type="float">
            <text:p>0.091307151451336</text:p>
          </table:table-cell>
          <table:table-cell office:value-type="float" office:value="0.0668825043773004" calcext:value-type="float">
            <text:p>0.0668825043773</text:p>
          </table:table-cell>
          <table:table-cell office:value-type="float" office:value="0.033673896746602" calcext:value-type="float">
            <text:p>0.0336738967466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51640711236" calcext:value-type="float">
            <text:p>0.47651640711236</text:p>
          </table:table-cell>
          <table:table-cell office:value-type="float" office:value="1.26008499413336" calcext:value-type="float">
            <text:p>1.26008499413336</text:p>
          </table:table-cell>
          <table:table-cell office:value-type="float" office:value="0.516994361820269" calcext:value-type="float">
            <text:p>0.516994361820269</text:p>
          </table:table-cell>
          <table:table-cell office:value-type="float" office:value="0.0774650905715628" calcext:value-type="float">
            <text:p>0.077465090571563</text:p>
          </table:table-cell>
          <table:table-cell office:value-type="float" office:value="0.0586180364700672" calcext:value-type="float">
            <text:p>0.058618036470067</text:p>
          </table:table-cell>
          <table:table-cell office:value-type="float" office:value="0.0361458439363423" calcext:value-type="float">
            <text:p>0.036145843936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145715686354" calcext:value-type="float">
            <text:p>0.501145715686354</text:p>
          </table:table-cell>
          <table:table-cell office:value-type="float" office:value="1.24046628768376" calcext:value-type="float">
            <text:p>1.24046628768376</text:p>
          </table:table-cell>
          <table:table-cell office:value-type="float" office:value="0.467031702529123" calcext:value-type="float">
            <text:p>0.467031702529123</text:p>
          </table:table-cell>
          <table:table-cell office:value-type="float" office:value="0.0797866528218458" calcext:value-type="float">
            <text:p>0.079786652821846</text:p>
          </table:table-cell>
          <table:table-cell office:value-type="float" office:value="0.061736477931581" calcext:value-type="float">
            <text:p>0.061736477931581</text:p>
          </table:table-cell>
          <table:table-cell office:value-type="float" office:value="0.0325759663164102" calcext:value-type="float">
            <text:p>0.032575966316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3001660363894" calcext:value-type="float">
            <text:p>0.623001660363894</text:p>
          </table:table-cell>
          <table:table-cell office:value-type="float" office:value="1.24720492164713" calcext:value-type="float">
            <text:p>1.24720492164713</text:p>
          </table:table-cell>
          <table:table-cell office:value-type="float" office:value="0.561398163244542" calcext:value-type="float">
            <text:p>0.561398163244542</text:p>
          </table:table-cell>
          <table:table-cell office:value-type="float" office:value="0.0847556763732932" calcext:value-type="float">
            <text:p>0.084755676373293</text:p>
          </table:table-cell>
          <table:table-cell office:value-type="float" office:value="0.0734309784547291" calcext:value-type="float">
            <text:p>0.073430978454729</text:p>
          </table:table-cell>
          <table:table-cell office:value-type="float" office:value="0.0311177635068383" calcext:value-type="float">
            <text:p>0.031117763506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0577125365098" calcext:value-type="float">
            <text:p>0.580577125365098</text:p>
          </table:table-cell>
          <table:table-cell office:value-type="float" office:value="1.25090509120079" calcext:value-type="float">
            <text:p>1.25090509120079</text:p>
          </table:table-cell>
          <table:table-cell office:value-type="float" office:value="0.633221642525773" calcext:value-type="float">
            <text:p>0.633221642525773</text:p>
          </table:table-cell>
          <table:table-cell office:value-type="float" office:value="0.14401608173978" calcext:value-type="float">
            <text:p>0.14401608173978</text:p>
          </table:table-cell>
          <table:table-cell office:value-type="float" office:value="0.0968591376658431" calcext:value-type="float">
            <text:p>0.096859137665843</text:p>
          </table:table-cell>
          <table:table-cell office:value-type="float" office:value="0.107682115741475" calcext:value-type="float">
            <text:p>0.1076821157414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733262022879" calcext:value-type="float">
            <text:p>0.600733262022879</text:p>
          </table:table-cell>
          <table:table-cell office:value-type="float" office:value="1.23269461822576" calcext:value-type="float">
            <text:p>1.23269461822576</text:p>
          </table:table-cell>
          <table:table-cell office:value-type="float" office:value="0.524680792267752" calcext:value-type="float">
            <text:p>0.524680792267752</text:p>
          </table:table-cell>
          <table:table-cell office:value-type="float" office:value="0.0887138112882687" calcext:value-type="float">
            <text:p>0.088713811288269</text:p>
          </table:table-cell>
          <table:table-cell office:value-type="float" office:value="0.0491150376887015" calcext:value-type="float">
            <text:p>0.049115037688702</text:p>
          </table:table-cell>
          <table:table-cell office:value-type="float" office:value="0.046441616609899" calcext:value-type="float">
            <text:p>0.0464416166098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7813288425652" calcext:value-type="float">
            <text:p>0.647813288425652</text:p>
          </table:table-cell>
          <table:table-cell office:value-type="float" office:value="1.19355734787193" calcext:value-type="float">
            <text:p>1.19355734787193</text:p>
          </table:table-cell>
          <table:table-cell office:value-type="float" office:value="0.470110891607508" calcext:value-type="float">
            <text:p>0.470110891607508</text:p>
          </table:table-cell>
          <table:table-cell office:value-type="float" office:value="0.0801844049601774" calcext:value-type="float">
            <text:p>0.080184404960177</text:p>
          </table:table-cell>
          <table:table-cell office:value-type="float" office:value="0.0586994226084207" calcext:value-type="float">
            <text:p>0.058699422608421</text:p>
          </table:table-cell>
          <table:table-cell office:value-type="float" office:value="0.0318408091287943" calcext:value-type="float">
            <text:p>0.0318408091287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548363001587" calcext:value-type="float">
            <text:p>0.516548363001587</text:p>
          </table:table-cell>
          <table:table-cell office:value-type="float" office:value="1.30564508917232" calcext:value-type="float">
            <text:p>1.30564508917232</text:p>
          </table:table-cell>
          <table:table-cell office:value-type="float" office:value="0.506513718225478" calcext:value-type="float">
            <text:p>0.506513718225478</text:p>
          </table:table-cell>
          <table:table-cell office:value-type="float" office:value="0.0801968042653949" calcext:value-type="float">
            <text:p>0.080196804265395</text:p>
          </table:table-cell>
          <table:table-cell office:value-type="float" office:value="0.0647833551227377" calcext:value-type="float">
            <text:p>0.064783355122738</text:p>
          </table:table-cell>
          <table:table-cell office:value-type="float" office:value="0.0363661385261075" calcext:value-type="float">
            <text:p>0.036366138526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687941352365" calcext:value-type="float">
            <text:p>0.463687941352365</text:p>
          </table:table-cell>
          <table:table-cell office:value-type="float" office:value="1.32530528178447" calcext:value-type="float">
            <text:p>1.32530528178447</text:p>
          </table:table-cell>
          <table:table-cell office:value-type="float" office:value="0.508022170660565" calcext:value-type="float">
            <text:p>0.508022170660565</text:p>
          </table:table-cell>
          <table:table-cell office:value-type="float" office:value="0.104149449816385" calcext:value-type="float">
            <text:p>0.104149449816385</text:p>
          </table:table-cell>
          <table:table-cell office:value-type="float" office:value="0.0782935635435539" calcext:value-type="float">
            <text:p>0.078293563543554</text:p>
          </table:table-cell>
          <table:table-cell office:value-type="float" office:value="0.0429950760603669" calcext:value-type="float">
            <text:p>0.0429950760603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782289497778" calcext:value-type="float">
            <text:p>0.452782289497778</text:p>
          </table:table-cell>
          <table:table-cell office:value-type="float" office:value="1.33483668812152" calcext:value-type="float">
            <text:p>1.33483668812152</text:p>
          </table:table-cell>
          <table:table-cell office:value-type="float" office:value="0.499406233708547" calcext:value-type="float">
            <text:p>0.499406233708547</text:p>
          </table:table-cell>
          <table:table-cell office:value-type="float" office:value="0.08480752291143" calcext:value-type="float">
            <text:p>0.08480752291143</text:p>
          </table:table-cell>
          <table:table-cell office:value-type="float" office:value="0.069371440137244" calcext:value-type="float">
            <text:p>0.069371440137244</text:p>
          </table:table-cell>
          <table:table-cell office:value-type="float" office:value="0.0269564332096147" calcext:value-type="float">
            <text:p>0.0269564332096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744139009845" calcext:value-type="float">
            <text:p>0.419744139009845</text:p>
          </table:table-cell>
          <table:table-cell office:value-type="float" office:value="1.36738011746393" calcext:value-type="float">
            <text:p>1.36738011746393</text:p>
          </table:table-cell>
          <table:table-cell office:value-type="float" office:value="0.482295838657452" calcext:value-type="float">
            <text:p>0.482295838657452</text:p>
          </table:table-cell>
          <table:table-cell office:value-type="float" office:value="0.118110752992806" calcext:value-type="float">
            <text:p>0.118110752992806</text:p>
          </table:table-cell>
          <table:table-cell office:value-type="float" office:value="0.0843498788233549" calcext:value-type="float">
            <text:p>0.084349878823355</text:p>
          </table:table-cell>
          <table:table-cell office:value-type="float" office:value="0.0464852014289944" calcext:value-type="float">
            <text:p>0.0464852014289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43208932975" calcext:value-type="float">
            <text:p>0.6043208932975</text:p>
          </table:table-cell>
          <table:table-cell office:value-type="float" office:value="1.2274199413991" calcext:value-type="float">
            <text:p>1.2274199413991</text:p>
          </table:table-cell>
          <table:table-cell office:value-type="float" office:value="0.495309210648989" calcext:value-type="float">
            <text:p>0.495309210648989</text:p>
          </table:table-cell>
          <table:table-cell office:value-type="float" office:value="0.0802178702634745" calcext:value-type="float">
            <text:p>0.080217870263475</text:p>
          </table:table-cell>
          <table:table-cell office:value-type="float" office:value="0.0623111391034897" calcext:value-type="float">
            <text:p>0.06231113910349</text:p>
          </table:table-cell>
          <table:table-cell office:value-type="float" office:value="0.0477303791083782" calcext:value-type="float">
            <text:p>0.047730379108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899235004559" calcext:value-type="float">
            <text:p>0.525899235004559</text:p>
          </table:table-cell>
          <table:table-cell office:value-type="float" office:value="1.27551791408407" calcext:value-type="float">
            <text:p>1.27551791408407</text:p>
          </table:table-cell>
          <table:table-cell office:value-type="float" office:value="0.478036769913094" calcext:value-type="float">
            <text:p>0.478036769913094</text:p>
          </table:table-cell>
          <table:table-cell office:value-type="float" office:value="0.100606919961804" calcext:value-type="float">
            <text:p>0.100606919961804</text:p>
          </table:table-cell>
          <table:table-cell office:value-type="float" office:value="0.0728851636205481" calcext:value-type="float">
            <text:p>0.072885163620548</text:p>
          </table:table-cell>
          <table:table-cell office:value-type="float" office:value="0.0394227941003574" calcext:value-type="float">
            <text:p>0.0394227941003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7903378976824" calcext:value-type="float">
            <text:p>0.567903378976824</text:p>
          </table:table-cell>
          <table:table-cell office:value-type="float" office:value="1.29548412858469" calcext:value-type="float">
            <text:p>1.29548412858469</text:p>
          </table:table-cell>
          <table:table-cell office:value-type="float" office:value="0.456088070215382" calcext:value-type="float">
            <text:p>0.456088070215382</text:p>
          </table:table-cell>
          <table:table-cell office:value-type="float" office:value="0.0803414224633594" calcext:value-type="float">
            <text:p>0.080341422463359</text:p>
          </table:table-cell>
          <table:table-cell office:value-type="float" office:value="0.0551951385197234" calcext:value-type="float">
            <text:p>0.055195138519723</text:p>
          </table:table-cell>
          <table:table-cell office:value-type="float" office:value="0.0342992232340934" calcext:value-type="float">
            <text:p>0.0342992232340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900038434589" calcext:value-type="float">
            <text:p>0.636900038434589</text:p>
          </table:table-cell>
          <table:table-cell office:value-type="float" office:value="1.24236227501808" calcext:value-type="float">
            <text:p>1.24236227501808</text:p>
          </table:table-cell>
          <table:table-cell office:value-type="float" office:value="0.405913931752654" calcext:value-type="float">
            <text:p>0.405913931752654</text:p>
          </table:table-cell>
          <table:table-cell office:value-type="float" office:value="0.0781933603692967" calcext:value-type="float">
            <text:p>0.078193360369297</text:p>
          </table:table-cell>
          <table:table-cell office:value-type="float" office:value="0.0603416009234735" calcext:value-type="float">
            <text:p>0.060341600923474</text:p>
          </table:table-cell>
          <table:table-cell office:value-type="float" office:value="0.0243436179639321" calcext:value-type="float">
            <text:p>0.024343617963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1019077829501" calcext:value-type="float">
            <text:p>0.441019077829501</text:p>
          </table:table-cell>
          <table:table-cell office:value-type="float" office:value="1.37845779102413" calcext:value-type="float">
            <text:p>1.37845779102413</text:p>
          </table:table-cell>
          <table:table-cell office:value-type="float" office:value="0.521095174423793" calcext:value-type="float">
            <text:p>0.521095174423793</text:p>
          </table:table-cell>
          <table:table-cell office:value-type="float" office:value="0.082708494924165" calcext:value-type="float">
            <text:p>0.082708494924165</text:p>
          </table:table-cell>
          <table:table-cell office:value-type="float" office:value="0.0585515219753202" calcext:value-type="float">
            <text:p>0.05855152197532</text:p>
          </table:table-cell>
          <table:table-cell office:value-type="float" office:value="0.0285681941173767" calcext:value-type="float">
            <text:p>0.028568194117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875983560846" calcext:value-type="float">
            <text:p>0.487875983560846</text:p>
          </table:table-cell>
          <table:table-cell office:value-type="float" office:value="1.33590837021983" calcext:value-type="float">
            <text:p>1.33590837021983</text:p>
          </table:table-cell>
          <table:table-cell office:value-type="float" office:value="0.473191490755515" calcext:value-type="float">
            <text:p>0.473191490755515</text:p>
          </table:table-cell>
          <table:table-cell office:value-type="float" office:value="0.078775383593087" calcext:value-type="float">
            <text:p>0.078775383593087</text:p>
          </table:table-cell>
          <table:table-cell office:value-type="float" office:value="0.0594054685357803" calcext:value-type="float">
            <text:p>0.05940546853578</text:p>
          </table:table-cell>
          <table:table-cell office:value-type="float" office:value="0.0328004331800557" calcext:value-type="float">
            <text:p>0.0328004331800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36127137026" calcext:value-type="float">
            <text:p>0.58536127137026</text:p>
          </table:table-cell>
          <table:table-cell office:value-type="float" office:value="1.27216200504496" calcext:value-type="float">
            <text:p>1.27216200504496</text:p>
          </table:table-cell>
          <table:table-cell office:value-type="float" office:value="0.513658778720227" calcext:value-type="float">
            <text:p>0.513658778720227</text:p>
          </table:table-cell>
          <table:table-cell office:value-type="float" office:value="0.0828766888721956" calcext:value-type="float">
            <text:p>0.082876688872196</text:p>
          </table:table-cell>
          <table:table-cell office:value-type="float" office:value="0.0628750719756935" calcext:value-type="float">
            <text:p>0.062875071975694</text:p>
          </table:table-cell>
          <table:table-cell office:value-type="float" office:value="0.0356979850246837" calcext:value-type="float">
            <text:p>0.035697985024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725282105221" calcext:value-type="float">
            <text:p>0.677725282105221</text:p>
          </table:table-cell>
          <table:table-cell office:value-type="float" office:value="1.19146343117623" calcext:value-type="float">
            <text:p>1.19146343117623</text:p>
          </table:table-cell>
          <table:table-cell office:value-type="float" office:value="0.478674778048645" calcext:value-type="float">
            <text:p>0.478674778048645</text:p>
          </table:table-cell>
          <table:table-cell office:value-type="float" office:value="0.0789734380074717" calcext:value-type="float">
            <text:p>0.078973438007472</text:p>
          </table:table-cell>
          <table:table-cell office:value-type="float" office:value="0.0598502622034245" calcext:value-type="float">
            <text:p>0.059850262203425</text:p>
          </table:table-cell>
          <table:table-cell office:value-type="float" office:value="0.0303480247169008" calcext:value-type="float">
            <text:p>0.030348024716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8448503986" calcext:value-type="float">
            <text:p>0.5458448503986</text:p>
          </table:table-cell>
          <table:table-cell office:value-type="float" office:value="1.23873479505089" calcext:value-type="float">
            <text:p>1.23873479505089</text:p>
          </table:table-cell>
          <table:table-cell office:value-type="float" office:value="0.529963803078173" calcext:value-type="float">
            <text:p>0.529963803078173</text:p>
          </table:table-cell>
          <table:table-cell office:value-type="float" office:value="0.0866258250178591" calcext:value-type="float">
            <text:p>0.086625825017859</text:p>
          </table:table-cell>
          <table:table-cell office:value-type="float" office:value="0.066390335425883" calcext:value-type="float">
            <text:p>0.066390335425883</text:p>
          </table:table-cell>
          <table:table-cell office:value-type="float" office:value="0.0329089410058996" calcext:value-type="float">
            <text:p>0.0329089410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759585056136" calcext:value-type="float">
            <text:p>0.561759585056136</text:p>
          </table:table-cell>
          <table:table-cell office:value-type="float" office:value="1.2374245223245" calcext:value-type="float">
            <text:p>1.2374245223245</text:p>
          </table:table-cell>
          <table:table-cell office:value-type="float" office:value="0.527468525540873" calcext:value-type="float">
            <text:p>0.527468525540873</text:p>
          </table:table-cell>
          <table:table-cell office:value-type="float" office:value="0.0938044444273989" calcext:value-type="float">
            <text:p>0.093804444427399</text:p>
          </table:table-cell>
          <table:table-cell office:value-type="float" office:value="0.0713063027309173" calcext:value-type="float">
            <text:p>0.071306302730917</text:p>
          </table:table-cell>
          <table:table-cell office:value-type="float" office:value="0.042174614229107" calcext:value-type="float">
            <text:p>0.0421746142291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5455953617931" calcext:value-type="float">
            <text:p>0.505455953617931</text:p>
          </table:table-cell>
          <table:table-cell office:value-type="float" office:value="1.27524411856359" calcext:value-type="float">
            <text:p>1.27524411856359</text:p>
          </table:table-cell>
          <table:table-cell office:value-type="float" office:value="0.495335477563644" calcext:value-type="float">
            <text:p>0.495335477563644</text:p>
          </table:table-cell>
          <table:table-cell office:value-type="float" office:value="0.0814242638178218" calcext:value-type="float">
            <text:p>0.081424263817822</text:p>
          </table:table-cell>
          <table:table-cell office:value-type="float" office:value="0.0598828581160044" calcext:value-type="float">
            <text:p>0.059882858116004</text:p>
          </table:table-cell>
          <table:table-cell office:value-type="float" office:value="0.0394267319355222" calcext:value-type="float">
            <text:p>0.039426731935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997284878018" calcext:value-type="float">
            <text:p>0.520997284878018</text:p>
          </table:table-cell>
          <table:table-cell office:value-type="float" office:value="1.26127898231846" calcext:value-type="float">
            <text:p>1.26127898231846</text:p>
          </table:table-cell>
          <table:table-cell office:value-type="float" office:value="0.504297539794847" calcext:value-type="float">
            <text:p>0.504297539794847</text:p>
          </table:table-cell>
          <table:table-cell office:value-type="float" office:value="0.09305493428174" calcext:value-type="float">
            <text:p>0.09305493428174</text:p>
          </table:table-cell>
          <table:table-cell office:value-type="float" office:value="0.0684073554499464" calcext:value-type="float">
            <text:p>0.068407355449946</text:p>
          </table:table-cell>
          <table:table-cell office:value-type="float" office:value="0.039703543304602" calcext:value-type="float">
            <text:p>0.0397035433046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839402458256" calcext:value-type="float">
            <text:p>0.498839402458256</text:p>
          </table:table-cell>
          <table:table-cell office:value-type="float" office:value="1.25188018685508" calcext:value-type="float">
            <text:p>1.25188018685508</text:p>
          </table:table-cell>
          <table:table-cell office:value-type="float" office:value="0.496674977749827" calcext:value-type="float">
            <text:p>0.496674977749827</text:p>
          </table:table-cell>
          <table:table-cell office:value-type="float" office:value="0.0756140914194121" calcext:value-type="float">
            <text:p>0.075614091419412</text:p>
          </table:table-cell>
          <table:table-cell office:value-type="float" office:value="0.0576299432173954" calcext:value-type="float">
            <text:p>0.057629943217395</text:p>
          </table:table-cell>
          <table:table-cell office:value-type="float" office:value="0.03969932031876" calcext:value-type="float">
            <text:p>0.03969932031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795613279884" calcext:value-type="float">
            <text:p>0.486795613279884</text:p>
          </table:table-cell>
          <table:table-cell office:value-type="float" office:value="1.26456038679183" calcext:value-type="float">
            <text:p>1.26456038679183</text:p>
          </table:table-cell>
          <table:table-cell office:value-type="float" office:value="0.478615601725138" calcext:value-type="float">
            <text:p>0.478615601725138</text:p>
          </table:table-cell>
          <table:table-cell office:value-type="float" office:value="0.0862144838265319" calcext:value-type="float">
            <text:p>0.086214483826532</text:p>
          </table:table-cell>
          <table:table-cell office:value-type="float" office:value="0.0633653618044167" calcext:value-type="float">
            <text:p>0.063365361804417</text:p>
          </table:table-cell>
          <table:table-cell office:value-type="float" office:value="0.0315674400522234" calcext:value-type="float">
            <text:p>0.0315674400522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61289368583" calcext:value-type="float">
            <text:p>0.39361289368583</text:p>
          </table:table-cell>
          <table:table-cell office:value-type="float" office:value="1.35403374834966" calcext:value-type="float">
            <text:p>1.35403374834966</text:p>
          </table:table-cell>
          <table:table-cell office:value-type="float" office:value="0.519901675938785" calcext:value-type="float">
            <text:p>0.519901675938785</text:p>
          </table:table-cell>
          <table:table-cell office:value-type="float" office:value="0.0783083783190359" calcext:value-type="float">
            <text:p>0.078308378319036</text:p>
          </table:table-cell>
          <table:table-cell office:value-type="float" office:value="0.0649129105565714" calcext:value-type="float">
            <text:p>0.064912910556571</text:p>
          </table:table-cell>
          <table:table-cell office:value-type="float" office:value="0.0360414339975551" calcext:value-type="float">
            <text:p>0.0360414339975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5211911053818" calcext:value-type="float">
            <text:p>0.395211911053818</text:p>
          </table:table-cell>
          <table:table-cell office:value-type="float" office:value="1.36553335793652" calcext:value-type="float">
            <text:p>1.36553335793652</text:p>
          </table:table-cell>
          <table:table-cell office:value-type="float" office:value="0.473658546038066" calcext:value-type="float">
            <text:p>0.473658546038066</text:p>
          </table:table-cell>
          <table:table-cell office:value-type="float" office:value="0.0901247359972523" calcext:value-type="float">
            <text:p>0.090124735997252</text:p>
          </table:table-cell>
          <table:table-cell office:value-type="float" office:value="0.0691146467691808" calcext:value-type="float">
            <text:p>0.069114646769181</text:p>
          </table:table-cell>
          <table:table-cell office:value-type="float" office:value="0.0333966733668108" calcext:value-type="float">
            <text:p>0.0333966733668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136874181337" calcext:value-type="float">
            <text:p>0.513136874181337</text:p>
          </table:table-cell>
          <table:table-cell office:value-type="float" office:value="1.31354148579945" calcext:value-type="float">
            <text:p>1.31354148579945</text:p>
          </table:table-cell>
          <table:table-cell office:value-type="float" office:value="0.485294990949067" calcext:value-type="float">
            <text:p>0.485294990949067</text:p>
          </table:table-cell>
          <table:table-cell office:value-type="float" office:value="0.0967216211297421" calcext:value-type="float">
            <text:p>0.096721621129742</text:p>
          </table:table-cell>
          <table:table-cell office:value-type="float" office:value="0.056545287413662" calcext:value-type="float">
            <text:p>0.056545287413662</text:p>
          </table:table-cell>
          <table:table-cell office:value-type="float" office:value="0.037605488470701" calcext:value-type="float">
            <text:p>0.037605488470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350874754344" calcext:value-type="float">
            <text:p>0.579350874754344</text:p>
          </table:table-cell>
          <table:table-cell office:value-type="float" office:value="1.26042158092747" calcext:value-type="float">
            <text:p>1.26042158092747</text:p>
          </table:table-cell>
          <table:table-cell office:value-type="float" office:value="0.469083383424378" calcext:value-type="float">
            <text:p>0.469083383424378</text:p>
          </table:table-cell>
          <table:table-cell office:value-type="float" office:value="0.082706787896567" calcext:value-type="float">
            <text:p>0.082706787896567</text:p>
          </table:table-cell>
          <table:table-cell office:value-type="float" office:value="0.0590026652462282" calcext:value-type="float">
            <text:p>0.059002665246228</text:p>
          </table:table-cell>
          <table:table-cell office:value-type="float" office:value="0.0388044362470648" calcext:value-type="float">
            <text:p>0.0388044362470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5507596278877" calcext:value-type="float">
            <text:p>0.415507596278877</text:p>
          </table:table-cell>
          <table:table-cell office:value-type="float" office:value="1.34332947434659" calcext:value-type="float">
            <text:p>1.34332947434659</text:p>
          </table:table-cell>
          <table:table-cell office:value-type="float" office:value="0.521492180953717" calcext:value-type="float">
            <text:p>0.521492180953717</text:p>
          </table:table-cell>
          <table:table-cell office:value-type="float" office:value="0.0808366052038953" calcext:value-type="float">
            <text:p>0.080836605203895</text:p>
          </table:table-cell>
          <table:table-cell office:value-type="float" office:value="0.0616769236258639" calcext:value-type="float">
            <text:p>0.061676923625864</text:p>
          </table:table-cell>
          <table:table-cell office:value-type="float" office:value="0.0294507469615661" calcext:value-type="float">
            <text:p>0.029450746961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882380327234" calcext:value-type="float">
            <text:p>0.447882380327234</text:p>
          </table:table-cell>
          <table:table-cell office:value-type="float" office:value="1.31853819941372" calcext:value-type="float">
            <text:p>1.31853819941372</text:p>
          </table:table-cell>
          <table:table-cell office:value-type="float" office:value="0.520411781179463" calcext:value-type="float">
            <text:p>0.520411781179463</text:p>
          </table:table-cell>
          <table:table-cell office:value-type="float" office:value="0.0871509550185318" calcext:value-type="float">
            <text:p>0.087150955018532</text:p>
          </table:table-cell>
          <table:table-cell office:value-type="float" office:value="0.0686882263462666" calcext:value-type="float">
            <text:p>0.068688226346267</text:p>
          </table:table-cell>
          <table:table-cell office:value-type="float" office:value="0.0374650390944515" calcext:value-type="float">
            <text:p>0.037465039094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969433521754" calcext:value-type="float">
            <text:p>0.491969433521754</text:p>
          </table:table-cell>
          <table:table-cell office:value-type="float" office:value="1.28744910026722" calcext:value-type="float">
            <text:p>1.28744910026722</text:p>
          </table:table-cell>
          <table:table-cell office:value-type="float" office:value="0.449366349490096" calcext:value-type="float">
            <text:p>0.449366349490096</text:p>
          </table:table-cell>
          <table:table-cell office:value-type="float" office:value="0.0889983588035141" calcext:value-type="float">
            <text:p>0.088998358803514</text:p>
          </table:table-cell>
          <table:table-cell office:value-type="float" office:value="0.0573676085656667" calcext:value-type="float">
            <text:p>0.057367608565667</text:p>
          </table:table-cell>
          <table:table-cell office:value-type="float" office:value="0.0420696405369817" calcext:value-type="float">
            <text:p>0.042069640536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404223559705" calcext:value-type="float">
            <text:p>0.566404223559705</text:p>
          </table:table-cell>
          <table:table-cell office:value-type="float" office:value="1.25748196288337" calcext:value-type="float">
            <text:p>1.25748196288337</text:p>
          </table:table-cell>
          <table:table-cell office:value-type="float" office:value="0.414800900008773" calcext:value-type="float">
            <text:p>0.414800900008773</text:p>
          </table:table-cell>
          <table:table-cell office:value-type="float" office:value="0.0820602123260067" calcext:value-type="float">
            <text:p>0.082060212326007</text:p>
          </table:table-cell>
          <table:table-cell office:value-type="float" office:value="0.0639100706190229" calcext:value-type="float">
            <text:p>0.063910070619023</text:p>
          </table:table-cell>
          <table:table-cell office:value-type="float" office:value="0.0286461620779526" calcext:value-type="float">
            <text:p>0.028646162077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988473405082" calcext:value-type="float">
            <text:p>0.536988473405082</text:p>
          </table:table-cell>
          <table:table-cell office:value-type="float" office:value="1.29766963334535" calcext:value-type="float">
            <text:p>1.29766963334535</text:p>
          </table:table-cell>
          <table:table-cell office:value-type="float" office:value="0.543824509299088" calcext:value-type="float">
            <text:p>0.543824509299088</text:p>
          </table:table-cell>
          <table:table-cell office:value-type="float" office:value="0.102283809482728" calcext:value-type="float">
            <text:p>0.102283809482728</text:p>
          </table:table-cell>
          <table:table-cell office:value-type="float" office:value="0.0586630879423644" calcext:value-type="float">
            <text:p>0.058663087942364</text:p>
          </table:table-cell>
          <table:table-cell office:value-type="float" office:value="0.0390442909153709" calcext:value-type="float">
            <text:p>0.039044290915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857880247581" calcext:value-type="float">
            <text:p>0.529857880247581</text:p>
          </table:table-cell>
          <table:table-cell office:value-type="float" office:value="1.3048789276754" calcext:value-type="float">
            <text:p>1.3048789276754</text:p>
          </table:table-cell>
          <table:table-cell office:value-type="float" office:value="0.486789201930694" calcext:value-type="float">
            <text:p>0.486789201930694</text:p>
          </table:table-cell>
          <table:table-cell office:value-type="float" office:value="0.0792164534904574" calcext:value-type="float">
            <text:p>0.079216453490457</text:p>
          </table:table-cell>
          <table:table-cell office:value-type="float" office:value="0.0603617886960293" calcext:value-type="float">
            <text:p>0.060361788696029</text:p>
          </table:table-cell>
          <table:table-cell office:value-type="float" office:value="0.0318034333761944" calcext:value-type="float">
            <text:p>0.0318034333761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225281731704" calcext:value-type="float">
            <text:p>0.547225281731704</text:p>
          </table:table-cell>
          <table:table-cell office:value-type="float" office:value="1.31401349810459" calcext:value-type="float">
            <text:p>1.31401349810459</text:p>
          </table:table-cell>
          <table:table-cell office:value-type="float" office:value="0.502734051816996" calcext:value-type="float">
            <text:p>0.502734051816996</text:p>
          </table:table-cell>
          <table:table-cell office:value-type="float" office:value="0.0768500418323352" calcext:value-type="float">
            <text:p>0.076850041832335</text:p>
          </table:table-cell>
          <table:table-cell office:value-type="float" office:value="0.0625163713962025" calcext:value-type="float">
            <text:p>0.062516371396203</text:p>
          </table:table-cell>
          <table:table-cell office:value-type="float" office:value="0.0337497832605203" calcext:value-type="float">
            <text:p>0.03374978326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539118512039" calcext:value-type="float">
            <text:p>0.531539118512039</text:p>
          </table:table-cell>
          <table:table-cell office:value-type="float" office:value="1.33269610313116" calcext:value-type="float">
            <text:p>1.33269610313116</text:p>
          </table:table-cell>
          <table:table-cell office:value-type="float" office:value="0.501322608796304" calcext:value-type="float">
            <text:p>0.501322608796304</text:p>
          </table:table-cell>
          <table:table-cell office:value-type="float" office:value="0.0995816161809681" calcext:value-type="float">
            <text:p>0.099581616180968</text:p>
          </table:table-cell>
          <table:table-cell office:value-type="float" office:value="0.0743571097920714" calcext:value-type="float">
            <text:p>0.074357109792071</text:p>
          </table:table-cell>
          <table:table-cell office:value-type="float" office:value="0.035369627823532" calcext:value-type="float">
            <text:p>0.0353696278235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1272691840877" calcext:value-type="float">
            <text:p>0.671272691840877</text:p>
          </table:table-cell>
          <table:table-cell office:value-type="float" office:value="1.24064838150758" calcext:value-type="float">
            <text:p>1.24064838150758</text:p>
          </table:table-cell>
          <table:table-cell office:value-type="float" office:value="0.503977979997616" calcext:value-type="float">
            <text:p>0.503977979997616</text:p>
          </table:table-cell>
          <table:table-cell office:value-type="float" office:value="0.0975212338454815" calcext:value-type="float">
            <text:p>0.097521233845482</text:p>
          </table:table-cell>
          <table:table-cell office:value-type="float" office:value="0.0511558044912525" calcext:value-type="float">
            <text:p>0.051155804491253</text:p>
          </table:table-cell>
          <table:table-cell office:value-type="float" office:value="0.0421124315822257" calcext:value-type="float">
            <text:p>0.042112431582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320667379882" calcext:value-type="float">
            <text:p>0.674320667379882</text:p>
          </table:table-cell>
          <table:table-cell office:value-type="float" office:value="1.20607263796205" calcext:value-type="float">
            <text:p>1.20607263796205</text:p>
          </table:table-cell>
          <table:table-cell office:value-type="float" office:value="0.501818963771832" calcext:value-type="float">
            <text:p>0.501818963771832</text:p>
          </table:table-cell>
          <table:table-cell office:value-type="float" office:value="0.0874445334758506" calcext:value-type="float">
            <text:p>0.087444533475851</text:p>
          </table:table-cell>
          <table:table-cell office:value-type="float" office:value="0.0658186851692336" calcext:value-type="float">
            <text:p>0.065818685169234</text:p>
          </table:table-cell>
          <table:table-cell office:value-type="float" office:value="0.0409913779503609" calcext:value-type="float">
            <text:p>0.040991377950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9849348472373" calcext:value-type="float">
            <text:p>0.329849348472373</text:p>
          </table:table-cell>
          <table:table-cell office:value-type="float" office:value="1.40054363406599" calcext:value-type="float">
            <text:p>1.40054363406599</text:p>
          </table:table-cell>
          <table:table-cell office:value-type="float" office:value="0.530883484031079" calcext:value-type="float">
            <text:p>0.530883484031079</text:p>
          </table:table-cell>
          <table:table-cell office:value-type="float" office:value="0.0882044208118754" calcext:value-type="float">
            <text:p>0.088204420811875</text:p>
          </table:table-cell>
          <table:table-cell office:value-type="float" office:value="0.0539776456983401" calcext:value-type="float">
            <text:p>0.05397764569834</text:p>
          </table:table-cell>
          <table:table-cell office:value-type="float" office:value="0.0344762013710399" calcext:value-type="float">
            <text:p>0.03447620137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7810110621502" calcext:value-type="float">
            <text:p>0.307810110621502</text:p>
          </table:table-cell>
          <table:table-cell office:value-type="float" office:value="1.43422959955862" calcext:value-type="float">
            <text:p>1.43422959955862</text:p>
          </table:table-cell>
          <table:table-cell office:value-type="float" office:value="0.510281553390962" calcext:value-type="float">
            <text:p>0.510281553390962</text:p>
          </table:table-cell>
          <table:table-cell office:value-type="float" office:value="0.0960255267241455" calcext:value-type="float">
            <text:p>0.096025526724146</text:p>
          </table:table-cell>
          <table:table-cell office:value-type="float" office:value="0.0718732884114413" calcext:value-type="float">
            <text:p>0.071873288411441</text:p>
          </table:table-cell>
          <table:table-cell office:value-type="float" office:value="0.0418121751726967" calcext:value-type="float">
            <text:p>0.0418121751726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953875593019" calcext:value-type="float">
            <text:p>0.550953875593019</text:p>
          </table:table-cell>
          <table:table-cell office:value-type="float" office:value="1.2694991987709" calcext:value-type="float">
            <text:p>1.2694991987709</text:p>
          </table:table-cell>
          <table:table-cell office:value-type="float" office:value="0.448412131153979" calcext:value-type="float">
            <text:p>0.448412131153979</text:p>
          </table:table-cell>
          <table:table-cell office:value-type="float" office:value="0.0729970817624921" calcext:value-type="float">
            <text:p>0.072997081762492</text:p>
          </table:table-cell>
          <table:table-cell office:value-type="float" office:value="0.0722051658062041" calcext:value-type="float">
            <text:p>0.072205165806204</text:p>
          </table:table-cell>
          <table:table-cell office:value-type="float" office:value="0.0299634429570332" calcext:value-type="float">
            <text:p>0.029963442957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315147656588" calcext:value-type="float">
            <text:p>0.481315147656588</text:p>
          </table:table-cell>
          <table:table-cell office:value-type="float" office:value="1.31695682235806" calcext:value-type="float">
            <text:p>1.31695682235806</text:p>
          </table:table-cell>
          <table:table-cell office:value-type="float" office:value="0.450099369280015" calcext:value-type="float">
            <text:p>0.450099369280015</text:p>
          </table:table-cell>
          <table:table-cell office:value-type="float" office:value="0.0886159387756454" calcext:value-type="float">
            <text:p>0.088615938775645</text:p>
          </table:table-cell>
          <table:table-cell office:value-type="float" office:value="0.0640962571945608" calcext:value-type="float">
            <text:p>0.064096257194561</text:p>
          </table:table-cell>
          <table:table-cell office:value-type="float" office:value="0.0333535559898399" calcext:value-type="float">
            <text:p>0.03335355598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193769080319" calcext:value-type="float">
            <text:p>0.566193769080319</text:p>
          </table:table-cell>
          <table:table-cell office:value-type="float" office:value="1.27444681564947" calcext:value-type="float">
            <text:p>1.27444681564947</text:p>
          </table:table-cell>
          <table:table-cell office:value-type="float" office:value="0.469439073154857" calcext:value-type="float">
            <text:p>0.469439073154857</text:p>
          </table:table-cell>
          <table:table-cell office:value-type="float" office:value="0.083994478504282" calcext:value-type="float">
            <text:p>0.083994478504282</text:p>
          </table:table-cell>
          <table:table-cell office:value-type="float" office:value="0.0541397008169463" calcext:value-type="float">
            <text:p>0.054139700816946</text:p>
          </table:table-cell>
          <table:table-cell office:value-type="float" office:value="0.0229531136108981" calcext:value-type="float">
            <text:p>0.022953113610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530598689021" calcext:value-type="float">
            <text:p>0.481530598689021</text:p>
          </table:table-cell>
          <table:table-cell office:value-type="float" office:value="1.3314417857057" calcext:value-type="float">
            <text:p>1.3314417857057</text:p>
          </table:table-cell>
          <table:table-cell office:value-type="float" office:value="0.528212942233341" calcext:value-type="float">
            <text:p>0.528212942233341</text:p>
          </table:table-cell>
          <table:table-cell office:value-type="float" office:value="0.105243568807137" calcext:value-type="float">
            <text:p>0.105243568807137</text:p>
          </table:table-cell>
          <table:table-cell office:value-type="float" office:value="0.0790137647673984" calcext:value-type="float">
            <text:p>0.079013764767398</text:p>
          </table:table-cell>
          <table:table-cell office:value-type="float" office:value="0.0627387756458715" calcext:value-type="float">
            <text:p>0.0627387756458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615755835557" calcext:value-type="float">
            <text:p>0.425615755835557</text:p>
          </table:table-cell>
          <table:table-cell office:value-type="float" office:value="1.35018878660796" calcext:value-type="float">
            <text:p>1.35018878660796</text:p>
          </table:table-cell>
          <table:table-cell office:value-type="float" office:value="0.482035698926966" calcext:value-type="float">
            <text:p>0.482035698926966</text:p>
          </table:table-cell>
          <table:table-cell office:value-type="float" office:value="0.0873857612037941" calcext:value-type="float">
            <text:p>0.087385761203794</text:p>
          </table:table-cell>
          <table:table-cell office:value-type="float" office:value="0.0525234101925488" calcext:value-type="float">
            <text:p>0.052523410192549</text:p>
          </table:table-cell>
          <table:table-cell office:value-type="float" office:value="0.0393906121254749" calcext:value-type="float">
            <text:p>0.0393906121254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472394872519" calcext:value-type="float">
            <text:p>0.508472394872519</text:p>
          </table:table-cell>
          <table:table-cell office:value-type="float" office:value="1.30354950928284" calcext:value-type="float">
            <text:p>1.30354950928284</text:p>
          </table:table-cell>
          <table:table-cell office:value-type="float" office:value="0.44132286818043" calcext:value-type="float">
            <text:p>0.44132286818043</text:p>
          </table:table-cell>
          <table:table-cell office:value-type="float" office:value="0.0717222043098056" calcext:value-type="float">
            <text:p>0.071722204309806</text:p>
          </table:table-cell>
          <table:table-cell office:value-type="float" office:value="0.054070026191807" calcext:value-type="float">
            <text:p>0.054070026191807</text:p>
          </table:table-cell>
          <table:table-cell office:value-type="float" office:value="0.0305395786549432" calcext:value-type="float">
            <text:p>0.0305395786549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892977233088" calcext:value-type="float">
            <text:p>0.436892977233088</text:p>
          </table:table-cell>
          <table:table-cell office:value-type="float" office:value="1.33073277507653" calcext:value-type="float">
            <text:p>1.33073277507653</text:p>
          </table:table-cell>
          <table:table-cell office:value-type="float" office:value="0.44196818007969" calcext:value-type="float">
            <text:p>0.44196818007969</text:p>
          </table:table-cell>
          <table:table-cell office:value-type="float" office:value="0.0793733286570572" calcext:value-type="float">
            <text:p>0.079373328657057</text:p>
          </table:table-cell>
          <table:table-cell office:value-type="float" office:value="0.0573842767766291" calcext:value-type="float">
            <text:p>0.057384276776629</text:p>
          </table:table-cell>
          <table:table-cell office:value-type="float" office:value="0.0333409864666574" calcext:value-type="float">
            <text:p>0.0333409864666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442320279967" calcext:value-type="float">
            <text:p>0.427442320279967</text:p>
          </table:table-cell>
          <table:table-cell office:value-type="float" office:value="1.34605440926262" calcext:value-type="float">
            <text:p>1.34605440926262</text:p>
          </table:table-cell>
          <table:table-cell office:value-type="float" office:value="0.456826927259038" calcext:value-type="float">
            <text:p>0.456826927259038</text:p>
          </table:table-cell>
          <table:table-cell office:value-type="float" office:value="0.0949843846420091" calcext:value-type="float">
            <text:p>0.094984384642009</text:p>
          </table:table-cell>
          <table:table-cell office:value-type="float" office:value="0.0712179549476839" calcext:value-type="float">
            <text:p>0.071217954947684</text:p>
          </table:table-cell>
          <table:table-cell office:value-type="float" office:value="0.0379209348267502" calcext:value-type="float">
            <text:p>0.037920934826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9442202875894" calcext:value-type="float">
            <text:p>0.459442202875894</text:p>
          </table:table-cell>
          <table:table-cell office:value-type="float" office:value="1.31754488926981" calcext:value-type="float">
            <text:p>1.31754488926981</text:p>
          </table:table-cell>
          <table:table-cell office:value-type="float" office:value="0.552244806614178" calcext:value-type="float">
            <text:p>0.552244806614178</text:p>
          </table:table-cell>
          <table:table-cell office:value-type="float" office:value="0.10044071760784" calcext:value-type="float">
            <text:p>0.10044071760784</text:p>
          </table:table-cell>
          <table:table-cell office:value-type="float" office:value="0.0743280459055004" calcext:value-type="float">
            <text:p>0.0743280459055</text:p>
          </table:table-cell>
          <table:table-cell office:value-type="float" office:value="0.034683074803641" calcext:value-type="float">
            <text:p>0.034683074803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158166204435" calcext:value-type="float">
            <text:p>0.388158166204435</text:p>
          </table:table-cell>
          <table:table-cell office:value-type="float" office:value="1.38892743560578" calcext:value-type="float">
            <text:p>1.38892743560578</text:p>
          </table:table-cell>
          <table:table-cell office:value-type="float" office:value="0.531802895742264" calcext:value-type="float">
            <text:p>0.531802895742264</text:p>
          </table:table-cell>
          <table:table-cell office:value-type="float" office:value="0.116281883323558" calcext:value-type="float">
            <text:p>0.116281883323558</text:p>
          </table:table-cell>
          <table:table-cell office:value-type="float" office:value="0.0844152830218147" calcext:value-type="float">
            <text:p>0.084415283021815</text:p>
          </table:table-cell>
          <table:table-cell office:value-type="float" office:value="0.0407215669499187" calcext:value-type="float">
            <text:p>0.0407215669499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381417390924" calcext:value-type="float">
            <text:p>0.504381417390924</text:p>
          </table:table-cell>
          <table:table-cell office:value-type="float" office:value="1.27832721678295" calcext:value-type="float">
            <text:p>1.27832721678295</text:p>
          </table:table-cell>
          <table:table-cell office:value-type="float" office:value="0.542117418623889" calcext:value-type="float">
            <text:p>0.542117418623889</text:p>
          </table:table-cell>
          <table:table-cell office:value-type="float" office:value="0.0794013032720241" calcext:value-type="float">
            <text:p>0.079401303272024</text:p>
          </table:table-cell>
          <table:table-cell office:value-type="float" office:value="0.060730072472574" calcext:value-type="float">
            <text:p>0.060730072472574</text:p>
          </table:table-cell>
          <table:table-cell office:value-type="float" office:value="0.0367523266563335" calcext:value-type="float">
            <text:p>0.036752326656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2449523615326" calcext:value-type="float">
            <text:p>0.512449523615326</text:p>
          </table:table-cell>
          <table:table-cell office:value-type="float" office:value="1.27030987682173" calcext:value-type="float">
            <text:p>1.27030987682173</text:p>
          </table:table-cell>
          <table:table-cell office:value-type="float" office:value="0.520266889416766" calcext:value-type="float">
            <text:p>0.520266889416766</text:p>
          </table:table-cell>
          <table:table-cell office:value-type="float" office:value="0.0903264691738746" calcext:value-type="float">
            <text:p>0.090326469173875</text:p>
          </table:table-cell>
          <table:table-cell office:value-type="float" office:value="0.0659412019456252" calcext:value-type="float">
            <text:p>0.065941201945625</text:p>
          </table:table-cell>
          <table:table-cell office:value-type="float" office:value="0.0432087942090427" calcext:value-type="float">
            <text:p>0.0432087942090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276126811816" calcext:value-type="float">
            <text:p>0.464276126811816</text:p>
          </table:table-cell>
          <table:table-cell office:value-type="float" office:value="1.35737733218922" calcext:value-type="float">
            <text:p>1.35737733218922</text:p>
          </table:table-cell>
          <table:table-cell office:value-type="float" office:value="0.562847731105716" calcext:value-type="float">
            <text:p>0.562847731105716</text:p>
          </table:table-cell>
          <table:table-cell office:value-type="float" office:value="0.0936610633162484" calcext:value-type="float">
            <text:p>0.093661063316248</text:p>
          </table:table-cell>
          <table:table-cell office:value-type="float" office:value="0.0592841338475497" calcext:value-type="float">
            <text:p>0.05928413384755</text:p>
          </table:table-cell>
          <table:table-cell office:value-type="float" office:value="0.0423051079214984" calcext:value-type="float">
            <text:p>0.0423051079214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240150082504" calcext:value-type="float">
            <text:p>0.444240150082504</text:p>
          </table:table-cell>
          <table:table-cell office:value-type="float" office:value="1.3660901543123" calcext:value-type="float">
            <text:p>1.3660901543123</text:p>
          </table:table-cell>
          <table:table-cell office:value-type="float" office:value="0.568836891020715" calcext:value-type="float">
            <text:p>0.568836891020715</text:p>
          </table:table-cell>
          <table:table-cell office:value-type="float" office:value="0.112012818567882" calcext:value-type="float">
            <text:p>0.112012818567882</text:p>
          </table:table-cell>
          <table:table-cell office:value-type="float" office:value="0.082235773979412" calcext:value-type="float">
            <text:p>0.082235773979412</text:p>
          </table:table-cell>
          <table:table-cell office:value-type="float" office:value="0.0582676618940764" calcext:value-type="float">
            <text:p>0.0582676618940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5330425231997" calcext:value-type="float">
            <text:p>0.705330425231997</text:p>
          </table:table-cell>
          <table:table-cell office:value-type="float" office:value="1.19446054362386" calcext:value-type="float">
            <text:p>1.19446054362386</text:p>
          </table:table-cell>
          <table:table-cell office:value-type="float" office:value="0.455449663818912" calcext:value-type="float">
            <text:p>0.455449663818912</text:p>
          </table:table-cell>
          <table:table-cell office:value-type="float" office:value="0.0756623662038129" calcext:value-type="float">
            <text:p>0.075662366203813</text:p>
          </table:table-cell>
          <table:table-cell office:value-type="float" office:value="0.0471738173757538" calcext:value-type="float">
            <text:p>0.047173817375754</text:p>
          </table:table-cell>
          <table:table-cell office:value-type="float" office:value="0.0267333030393552" calcext:value-type="float">
            <text:p>0.02673330303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8589573033813" calcext:value-type="float">
            <text:p>0.748589573033813</text:p>
          </table:table-cell>
          <table:table-cell office:value-type="float" office:value="1.1388080406389" calcext:value-type="float">
            <text:p>1.1388080406389</text:p>
          </table:table-cell>
          <table:table-cell office:value-type="float" office:value="0.419654689724258" calcext:value-type="float">
            <text:p>0.419654689724258</text:p>
          </table:table-cell>
          <table:table-cell office:value-type="float" office:value="0.074752050032963" calcext:value-type="float">
            <text:p>0.074752050032963</text:p>
          </table:table-cell>
          <table:table-cell office:value-type="float" office:value="0.0560971635224649" calcext:value-type="float">
            <text:p>0.056097163522465</text:p>
          </table:table-cell>
          <table:table-cell office:value-type="float" office:value="0.0262807551784547" calcext:value-type="float">
            <text:p>0.026280755178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814820688073" calcext:value-type="float">
            <text:p>0.415814820688073</text:p>
          </table:table-cell>
          <table:table-cell office:value-type="float" office:value="1.37437413560909" calcext:value-type="float">
            <text:p>1.37437413560909</text:p>
          </table:table-cell>
          <table:table-cell office:value-type="float" office:value="0.540206452159213" calcext:value-type="float">
            <text:p>0.540206452159213</text:p>
          </table:table-cell>
          <table:table-cell office:value-type="float" office:value="0.102553982096241" calcext:value-type="float">
            <text:p>0.102553982096241</text:p>
          </table:table-cell>
          <table:table-cell office:value-type="float" office:value="0.0533666150433975" calcext:value-type="float">
            <text:p>0.053366615043398</text:p>
          </table:table-cell>
          <table:table-cell office:value-type="float" office:value="0.0322180237323359" calcext:value-type="float">
            <text:p>0.032218023732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220110049205" calcext:value-type="float">
            <text:p>0.515220110049205</text:p>
          </table:table-cell>
          <table:table-cell office:value-type="float" office:value="1.27887786074299" calcext:value-type="float">
            <text:p>1.27887786074299</text:p>
          </table:table-cell>
          <table:table-cell office:value-type="float" office:value="0.496044391524021" calcext:value-type="float">
            <text:p>0.496044391524021</text:p>
          </table:table-cell>
          <table:table-cell office:value-type="float" office:value="0.0787371671273265" calcext:value-type="float">
            <text:p>0.078737167127327</text:p>
          </table:table-cell>
          <table:table-cell office:value-type="float" office:value="0.0598768644055674" calcext:value-type="float">
            <text:p>0.059876864405567</text:p>
          </table:table-cell>
          <table:table-cell office:value-type="float" office:value="0.0352498984807278" calcext:value-type="float">
            <text:p>0.0352498984807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5135191393569" calcext:value-type="float">
            <text:p>0.435135191393569</text:p>
          </table:table-cell>
          <table:table-cell office:value-type="float" office:value="1.38750414827494" calcext:value-type="float">
            <text:p>1.38750414827494</text:p>
          </table:table-cell>
          <table:table-cell office:value-type="float" office:value="0.457385037595394" calcext:value-type="float">
            <text:p>0.457385037595394</text:p>
          </table:table-cell>
          <table:table-cell office:value-type="float" office:value="0.0742408085822343" calcext:value-type="float">
            <text:p>0.074240808582234</text:p>
          </table:table-cell>
          <table:table-cell office:value-type="float" office:value="0.0528471613567377" calcext:value-type="float">
            <text:p>0.052847161356738</text:p>
          </table:table-cell>
          <table:table-cell office:value-type="float" office:value="0.0250158308443814" calcext:value-type="float">
            <text:p>0.025015830844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717894038934" calcext:value-type="float">
            <text:p>0.460717894038934</text:p>
          </table:table-cell>
          <table:table-cell office:value-type="float" office:value="1.35215993122448" calcext:value-type="float">
            <text:p>1.35215993122448</text:p>
          </table:table-cell>
          <table:table-cell office:value-type="float" office:value="0.457093325347921" calcext:value-type="float">
            <text:p>0.457093325347921</text:p>
          </table:table-cell>
          <table:table-cell office:value-type="float" office:value="0.0944936464187754" calcext:value-type="float">
            <text:p>0.094493646418775</text:p>
          </table:table-cell>
          <table:table-cell office:value-type="float" office:value="0.0731853599896143" calcext:value-type="float">
            <text:p>0.073185359989614</text:p>
          </table:table-cell>
          <table:table-cell office:value-type="float" office:value="0.0372766276295082" calcext:value-type="float">
            <text:p>0.0372766276295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800792739769" calcext:value-type="float">
            <text:p>0.429800792739769</text:p>
          </table:table-cell>
          <table:table-cell office:value-type="float" office:value="1.34966181641528" calcext:value-type="float">
            <text:p>1.34966181641528</text:p>
          </table:table-cell>
          <table:table-cell office:value-type="float" office:value="0.515845214467432" calcext:value-type="float">
            <text:p>0.515845214467432</text:p>
          </table:table-cell>
          <table:table-cell office:value-type="float" office:value="0.0872976177328361" calcext:value-type="float">
            <text:p>0.087297617732836</text:p>
          </table:table-cell>
          <table:table-cell office:value-type="float" office:value="0.0732440377711858" calcext:value-type="float">
            <text:p>0.073244037771186</text:p>
          </table:table-cell>
          <table:table-cell office:value-type="float" office:value="0.0424837868105962" calcext:value-type="float">
            <text:p>0.0424837868105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334749890631" calcext:value-type="float">
            <text:p>0.473334749890631</text:p>
          </table:table-cell>
          <table:table-cell office:value-type="float" office:value="1.30982285918346" calcext:value-type="float">
            <text:p>1.30982285918346</text:p>
          </table:table-cell>
          <table:table-cell office:value-type="float" office:value="0.480178631466896" calcext:value-type="float">
            <text:p>0.480178631466896</text:p>
          </table:table-cell>
          <table:table-cell office:value-type="float" office:value="0.0838844724862359" calcext:value-type="float">
            <text:p>0.083884472486236</text:p>
          </table:table-cell>
          <table:table-cell office:value-type="float" office:value="0.0699168861394177" calcext:value-type="float">
            <text:p>0.069916886139418</text:p>
          </table:table-cell>
          <table:table-cell office:value-type="float" office:value="0.0368442570627356" calcext:value-type="float">
            <text:p>0.0368442570627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90016792169" calcext:value-type="float">
            <text:p>0.44490016792169</text:p>
          </table:table-cell>
          <table:table-cell office:value-type="float" office:value="1.30156874335942" calcext:value-type="float">
            <text:p>1.30156874335942</text:p>
          </table:table-cell>
          <table:table-cell office:value-type="float" office:value="0.50811372880838" calcext:value-type="float">
            <text:p>0.50811372880838</text:p>
          </table:table-cell>
          <table:table-cell office:value-type="float" office:value="0.0929978688726184" calcext:value-type="float">
            <text:p>0.092997868872618</text:p>
          </table:table-cell>
          <table:table-cell office:value-type="float" office:value="0.0617728709941658" calcext:value-type="float">
            <text:p>0.061772870994166</text:p>
          </table:table-cell>
          <table:table-cell office:value-type="float" office:value="0.0355072761467362" calcext:value-type="float">
            <text:p>0.0355072761467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789418535246" calcext:value-type="float">
            <text:p>0.457789418535246</text:p>
          </table:table-cell>
          <table:table-cell office:value-type="float" office:value="1.29726305758231" calcext:value-type="float">
            <text:p>1.29726305758231</text:p>
          </table:table-cell>
          <table:table-cell office:value-type="float" office:value="0.490554532291428" calcext:value-type="float">
            <text:p>0.490554532291428</text:p>
          </table:table-cell>
          <table:table-cell office:value-type="float" office:value="0.0833804180758931" calcext:value-type="float">
            <text:p>0.083380418075893</text:p>
          </table:table-cell>
          <table:table-cell office:value-type="float" office:value="0.0667719190907667" calcext:value-type="float">
            <text:p>0.066771919090767</text:p>
          </table:table-cell>
          <table:table-cell office:value-type="float" office:value="0.0340353865313175" calcext:value-type="float">
            <text:p>0.0340353865313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4590842003275" calcext:value-type="float">
            <text:p>0.374590842003275</text:p>
          </table:table-cell>
          <table:table-cell office:value-type="float" office:value="1.41481644710671" calcext:value-type="float">
            <text:p>1.41481644710671</text:p>
          </table:table-cell>
          <table:table-cell office:value-type="float" office:value="0.47829562859746" calcext:value-type="float">
            <text:p>0.47829562859746</text:p>
          </table:table-cell>
          <table:table-cell office:value-type="float" office:value="0.0691970359442417" calcext:value-type="float">
            <text:p>0.069197035944242</text:p>
          </table:table-cell>
          <table:table-cell office:value-type="float" office:value="0.0690888848105332" calcext:value-type="float">
            <text:p>0.069088884810533</text:p>
          </table:table-cell>
          <table:table-cell office:value-type="float" office:value="0.0283937751123465" calcext:value-type="float">
            <text:p>0.0283937751123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794391047273" calcext:value-type="float">
            <text:p>0.392794391047273</text:p>
          </table:table-cell>
          <table:table-cell office:value-type="float" office:value="1.40246391405958" calcext:value-type="float">
            <text:p>1.40246391405958</text:p>
          </table:table-cell>
          <table:table-cell office:value-type="float" office:value="0.435311474323694" calcext:value-type="float">
            <text:p>0.435311474323694</text:p>
          </table:table-cell>
          <table:table-cell office:value-type="float" office:value="0.0747651581887647" calcext:value-type="float">
            <text:p>0.074765158188765</text:p>
          </table:table-cell>
          <table:table-cell office:value-type="float" office:value="0.0584122198398005" calcext:value-type="float">
            <text:p>0.058412219839801</text:p>
          </table:table-cell>
          <table:table-cell office:value-type="float" office:value="0.0311532274269317" calcext:value-type="float">
            <text:p>0.031153227426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344468283834" calcext:value-type="float">
            <text:p>0.545344468283834</text:p>
          </table:table-cell>
          <table:table-cell office:value-type="float" office:value="1.23858196606659" calcext:value-type="float">
            <text:p>1.23858196606659</text:p>
          </table:table-cell>
          <table:table-cell office:value-type="float" office:value="0.521462888951215" calcext:value-type="float">
            <text:p>0.521462888951215</text:p>
          </table:table-cell>
          <table:table-cell office:value-type="float" office:value="0.0877374716090701" calcext:value-type="float">
            <text:p>0.08773747160907</text:p>
          </table:table-cell>
          <table:table-cell office:value-type="float" office:value="0.0606783777546711" calcext:value-type="float">
            <text:p>0.060678377754671</text:p>
          </table:table-cell>
          <table:table-cell office:value-type="float" office:value="0.0302535386364155" calcext:value-type="float">
            <text:p>0.0302535386364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852793047334" calcext:value-type="float">
            <text:p>0.543852793047334</text:p>
          </table:table-cell>
          <table:table-cell office:value-type="float" office:value="1.24340949773622" calcext:value-type="float">
            <text:p>1.24340949773622</text:p>
          </table:table-cell>
          <table:table-cell office:value-type="float" office:value="0.514829105176218" calcext:value-type="float">
            <text:p>0.514829105176218</text:p>
          </table:table-cell>
          <table:table-cell office:value-type="float" office:value="0.0863958137154519" calcext:value-type="float">
            <text:p>0.086395813715452</text:p>
          </table:table-cell>
          <table:table-cell office:value-type="float" office:value="0.0628383068731091" calcext:value-type="float">
            <text:p>0.062838306873109</text:p>
          </table:table-cell>
          <table:table-cell office:value-type="float" office:value="0.034311040023086" calcext:value-type="float">
            <text:p>0.0343110400230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441082534242" calcext:value-type="float">
            <text:p>0.399441082534242</text:p>
          </table:table-cell>
          <table:table-cell office:value-type="float" office:value="1.34629446327409" calcext:value-type="float">
            <text:p>1.34629446327409</text:p>
          </table:table-cell>
          <table:table-cell office:value-type="float" office:value="0.475805547039482" calcext:value-type="float">
            <text:p>0.475805547039482</text:p>
          </table:table-cell>
          <table:table-cell office:value-type="float" office:value="0.0730174748307015" calcext:value-type="float">
            <text:p>0.073017474830702</text:p>
          </table:table-cell>
          <table:table-cell office:value-type="float" office:value="0.0630333597003443" calcext:value-type="float">
            <text:p>0.063033359700344</text:p>
          </table:table-cell>
          <table:table-cell office:value-type="float" office:value="0.0393816113814199" calcext:value-type="float">
            <text:p>0.039381611381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159540062082" calcext:value-type="float">
            <text:p>0.477159540062082</text:p>
          </table:table-cell>
          <table:table-cell office:value-type="float" office:value="1.31244167648515" calcext:value-type="float">
            <text:p>1.31244167648515</text:p>
          </table:table-cell>
          <table:table-cell office:value-type="float" office:value="0.477644692417345" calcext:value-type="float">
            <text:p>0.477644692417345</text:p>
          </table:table-cell>
          <table:table-cell office:value-type="float" office:value="0.0937020686320565" calcext:value-type="float">
            <text:p>0.093702068632057</text:p>
          </table:table-cell>
          <table:table-cell office:value-type="float" office:value="0.068715370158054" calcext:value-type="float">
            <text:p>0.068715370158054</text:p>
          </table:table-cell>
          <table:table-cell office:value-type="float" office:value="0.0317068840708753" calcext:value-type="float">
            <text:p>0.0317068840708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574698895599" calcext:value-type="float">
            <text:p>0.560574698895599</text:p>
          </table:table-cell>
          <table:table-cell office:value-type="float" office:value="1.29734958485321" calcext:value-type="float">
            <text:p>1.29734958485321</text:p>
          </table:table-cell>
          <table:table-cell office:value-type="float" office:value="0.475365934701143" calcext:value-type="float">
            <text:p>0.475365934701143</text:p>
          </table:table-cell>
          <table:table-cell office:value-type="float" office:value="0.0737233683438944" calcext:value-type="float">
            <text:p>0.073723368343894</text:p>
          </table:table-cell>
          <table:table-cell office:value-type="float" office:value="0.0576304705767614" calcext:value-type="float">
            <text:p>0.057630470576761</text:p>
          </table:table-cell>
          <table:table-cell office:value-type="float" office:value="0.0325057217169876" calcext:value-type="float">
            <text:p>0.0325057217169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277490871155" calcext:value-type="float">
            <text:p>0.561277490871155</text:p>
          </table:table-cell>
          <table:table-cell office:value-type="float" office:value="1.29908945276786" calcext:value-type="float">
            <text:p>1.29908945276786</text:p>
          </table:table-cell>
          <table:table-cell office:value-type="float" office:value="0.455509875356995" calcext:value-type="float">
            <text:p>0.455509875356995</text:p>
          </table:table-cell>
          <table:table-cell office:value-type="float" office:value="0.0808224545319143" calcext:value-type="float">
            <text:p>0.080822454531914</text:p>
          </table:table-cell>
          <table:table-cell office:value-type="float" office:value="0.0608705168770638" calcext:value-type="float">
            <text:p>0.060870516877064</text:p>
          </table:table-cell>
          <table:table-cell office:value-type="float" office:value="0.0299345010523223" calcext:value-type="float">
            <text:p>0.0299345010523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3109488961804" calcext:value-type="float">
            <text:p>0.623109488961804</text:p>
          </table:table-cell>
          <table:table-cell office:value-type="float" office:value="1.26208380164476" calcext:value-type="float">
            <text:p>1.26208380164476</text:p>
          </table:table-cell>
          <table:table-cell office:value-type="float" office:value="0.510983853966129" calcext:value-type="float">
            <text:p>0.510983853966129</text:p>
          </table:table-cell>
          <table:table-cell office:value-type="float" office:value="0.0739830855775685" calcext:value-type="float">
            <text:p>0.073983085577569</text:p>
          </table:table-cell>
          <table:table-cell office:value-type="float" office:value="0.0729890327074066" calcext:value-type="float">
            <text:p>0.072989032707407</text:p>
          </table:table-cell>
          <table:table-cell office:value-type="float" office:value="0.0409008146934055" calcext:value-type="float">
            <text:p>0.040900814693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9086008116656" calcext:value-type="float">
            <text:p>0.689086008116656</text:p>
          </table:table-cell>
          <table:table-cell office:value-type="float" office:value="1.20464441594785" calcext:value-type="float">
            <text:p>1.20464441594785</text:p>
          </table:table-cell>
          <table:table-cell office:value-type="float" office:value="0.498259242668572" calcext:value-type="float">
            <text:p>0.498259242668572</text:p>
          </table:table-cell>
          <table:table-cell office:value-type="float" office:value="0.0827797809143795" calcext:value-type="float">
            <text:p>0.08277978091438</text:p>
          </table:table-cell>
          <table:table-cell office:value-type="float" office:value="0.0638583893764533" calcext:value-type="float">
            <text:p>0.063858389376453</text:p>
          </table:table-cell>
          <table:table-cell office:value-type="float" office:value="0.0420570913819713" calcext:value-type="float">
            <text:p>0.042057091381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8844104988483" calcext:value-type="float">
            <text:p>0.578844104988483</text:p>
          </table:table-cell>
          <table:table-cell office:value-type="float" office:value="1.22380063225469" calcext:value-type="float">
            <text:p>1.22380063225469</text:p>
          </table:table-cell>
          <table:table-cell office:value-type="float" office:value="0.513794793720877" calcext:value-type="float">
            <text:p>0.513794793720877</text:p>
          </table:table-cell>
          <table:table-cell office:value-type="float" office:value="0.08274967870083" calcext:value-type="float">
            <text:p>0.08274967870083</text:p>
          </table:table-cell>
          <table:table-cell office:value-type="float" office:value="0.0638107354432233" calcext:value-type="float">
            <text:p>0.063810735443223</text:p>
          </table:table-cell>
          <table:table-cell office:value-type="float" office:value="0.0301742046360293" calcext:value-type="float">
            <text:p>0.0301742046360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473931230429" calcext:value-type="float">
            <text:p>0.621473931230429</text:p>
          </table:table-cell>
          <table:table-cell office:value-type="float" office:value="1.19933442460965" calcext:value-type="float">
            <text:p>1.19933442460965</text:p>
          </table:table-cell>
          <table:table-cell office:value-type="float" office:value="0.484719885702378" calcext:value-type="float">
            <text:p>0.484719885702378</text:p>
          </table:table-cell>
          <table:table-cell office:value-type="float" office:value="0.0921847881904087" calcext:value-type="float">
            <text:p>0.092184788190409</text:p>
          </table:table-cell>
          <table:table-cell office:value-type="float" office:value="0.0678845095812987" calcext:value-type="float">
            <text:p>0.067884509581299</text:p>
          </table:table-cell>
          <table:table-cell office:value-type="float" office:value="0.040007309169131" calcext:value-type="float">
            <text:p>0.0400073091691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3932898365291" calcext:value-type="float">
            <text:p>0.573932898365291</text:p>
          </table:table-cell>
          <table:table-cell office:value-type="float" office:value="1.26914983876604" calcext:value-type="float">
            <text:p>1.26914983876604</text:p>
          </table:table-cell>
          <table:table-cell office:value-type="float" office:value="0.447410392721609" calcext:value-type="float">
            <text:p>0.447410392721609</text:p>
          </table:table-cell>
          <table:table-cell office:value-type="float" office:value="0.0650347561222868" calcext:value-type="float">
            <text:p>0.065034756122287</text:p>
          </table:table-cell>
          <table:table-cell office:value-type="float" office:value="0.0571191894208627" calcext:value-type="float">
            <text:p>0.057119189420863</text:p>
          </table:table-cell>
          <table:table-cell office:value-type="float" office:value="0.0214571805652984" calcext:value-type="float">
            <text:p>0.021457180565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065769172268" calcext:value-type="float">
            <text:p>0.558065769172268</text:p>
          </table:table-cell>
          <table:table-cell office:value-type="float" office:value="1.28700840815359" calcext:value-type="float">
            <text:p>1.28700840815359</text:p>
          </table:table-cell>
          <table:table-cell office:value-type="float" office:value="0.453809697383788" calcext:value-type="float">
            <text:p>0.453809697383788</text:p>
          </table:table-cell>
          <table:table-cell office:value-type="float" office:value="0.0955148211841548" calcext:value-type="float">
            <text:p>0.095514821184155</text:p>
          </table:table-cell>
          <table:table-cell office:value-type="float" office:value="0.0702809322388047" calcext:value-type="float">
            <text:p>0.070280932238805</text:p>
          </table:table-cell>
          <table:table-cell office:value-type="float" office:value="0.0391727660788374" calcext:value-type="float">
            <text:p>0.039172766078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140324275921" calcext:value-type="float">
            <text:p>0.504140324275921</text:p>
          </table:table-cell>
          <table:table-cell office:value-type="float" office:value="1.34244810080741" calcext:value-type="float">
            <text:p>1.34244810080741</text:p>
          </table:table-cell>
          <table:table-cell office:value-type="float" office:value="0.466678618202777" calcext:value-type="float">
            <text:p>0.466678618202777</text:p>
          </table:table-cell>
          <table:table-cell office:value-type="float" office:value="0.0793614707983117" calcext:value-type="float">
            <text:p>0.079361470798312</text:p>
          </table:table-cell>
          <table:table-cell office:value-type="float" office:value="0.0552223430207462" calcext:value-type="float">
            <text:p>0.055222343020746</text:p>
          </table:table-cell>
          <table:table-cell office:value-type="float" office:value="0.0300534194417745" calcext:value-type="float">
            <text:p>0.0300534194417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329240438716" calcext:value-type="float">
            <text:p>0.562329240438716</text:p>
          </table:table-cell>
          <table:table-cell office:value-type="float" office:value="1.29399834760814" calcext:value-type="float">
            <text:p>1.29399834760814</text:p>
          </table:table-cell>
          <table:table-cell office:value-type="float" office:value="0.449253485430188" calcext:value-type="float">
            <text:p>0.449253485430188</text:p>
          </table:table-cell>
          <table:table-cell office:value-type="float" office:value="0.0744376646239063" calcext:value-type="float">
            <text:p>0.074437664623906</text:p>
          </table:table-cell>
          <table:table-cell office:value-type="float" office:value="0.0564048690657393" calcext:value-type="float">
            <text:p>0.056404869065739</text:p>
          </table:table-cell>
          <table:table-cell office:value-type="float" office:value="0.0361734822307373" calcext:value-type="float">
            <text:p>0.0361734822307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2990398527085" calcext:value-type="float">
            <text:p>0.442990398527085</text:p>
          </table:table-cell>
          <table:table-cell office:value-type="float" office:value="1.35057281165523" calcext:value-type="float">
            <text:p>1.35057281165523</text:p>
          </table:table-cell>
          <table:table-cell office:value-type="float" office:value="0.524949069377026" calcext:value-type="float">
            <text:p>0.524949069377026</text:p>
          </table:table-cell>
          <table:table-cell office:value-type="float" office:value="0.0837805998695255" calcext:value-type="float">
            <text:p>0.083780599869526</text:p>
          </table:table-cell>
          <table:table-cell office:value-type="float" office:value="0.0627648934992411" calcext:value-type="float">
            <text:p>0.062764893499241</text:p>
          </table:table-cell>
          <table:table-cell office:value-type="float" office:value="0.0317694822857668" calcext:value-type="float">
            <text:p>0.031769482285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841264599904" calcext:value-type="float">
            <text:p>0.452841264599904</text:p>
          </table:table-cell>
          <table:table-cell office:value-type="float" office:value="1.34065959602378" calcext:value-type="float">
            <text:p>1.34065959602378</text:p>
          </table:table-cell>
          <table:table-cell office:value-type="float" office:value="0.52021115602853" calcext:value-type="float">
            <text:p>0.52021115602853</text:p>
          </table:table-cell>
          <table:table-cell office:value-type="float" office:value="0.0841608170826303" calcext:value-type="float">
            <text:p>0.08416081708263</text:p>
          </table:table-cell>
          <table:table-cell office:value-type="float" office:value="0.0595771674216518" calcext:value-type="float">
            <text:p>0.059577167421652</text:p>
          </table:table-cell>
          <table:table-cell office:value-type="float" office:value="0.0476928872546212" calcext:value-type="float">
            <text:p>0.0476928872546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537487252105" calcext:value-type="float">
            <text:p>0.545537487252105</text:p>
          </table:table-cell>
          <table:table-cell office:value-type="float" office:value="1.25192165864343" calcext:value-type="float">
            <text:p>1.25192165864343</text:p>
          </table:table-cell>
          <table:table-cell office:value-type="float" office:value="0.491932041525625" calcext:value-type="float">
            <text:p>0.491932041525625</text:p>
          </table:table-cell>
          <table:table-cell office:value-type="float" office:value="0.0885191364038349" calcext:value-type="float">
            <text:p>0.088519136403835</text:p>
          </table:table-cell>
          <table:table-cell office:value-type="float" office:value="0.0540706222587875" calcext:value-type="float">
            <text:p>0.054070622258788</text:p>
          </table:table-cell>
          <table:table-cell office:value-type="float" office:value="0.0326943140468439" calcext:value-type="float">
            <text:p>0.0326943140468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504373695115" calcext:value-type="float">
            <text:p>0.528504373695115</text:p>
          </table:table-cell>
          <table:table-cell office:value-type="float" office:value="1.28189412992245" calcext:value-type="float">
            <text:p>1.28189412992245</text:p>
          </table:table-cell>
          <table:table-cell office:value-type="float" office:value="0.462437953496263" calcext:value-type="float">
            <text:p>0.462437953496263</text:p>
          </table:table-cell>
          <table:table-cell office:value-type="float" office:value="0.0883948877131725" calcext:value-type="float">
            <text:p>0.088394887713173</text:p>
          </table:table-cell>
          <table:table-cell office:value-type="float" office:value="0.0657476483363579" calcext:value-type="float">
            <text:p>0.065747648336358</text:p>
          </table:table-cell>
          <table:table-cell office:value-type="float" office:value="0.0280551009921831" calcext:value-type="float">
            <text:p>0.0280551009921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123669926845" calcext:value-type="float">
            <text:p>0.454123669926845</text:p>
          </table:table-cell>
          <table:table-cell office:value-type="float" office:value="1.32022969299929" calcext:value-type="float">
            <text:p>1.32022969299929</text:p>
          </table:table-cell>
          <table:table-cell office:value-type="float" office:value="0.481989622143435" calcext:value-type="float">
            <text:p>0.481989622143435</text:p>
          </table:table-cell>
          <table:table-cell office:value-type="float" office:value="0.063628334796331" calcext:value-type="float">
            <text:p>0.063628334796331</text:p>
          </table:table-cell>
          <table:table-cell office:value-type="float" office:value="0.0604676760245974" calcext:value-type="float">
            <text:p>0.060467676024597</text:p>
          </table:table-cell>
          <table:table-cell office:value-type="float" office:value="0.0361375609398271" calcext:value-type="float">
            <text:p>0.0361375609398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4648893007996" calcext:value-type="float">
            <text:p>0.374648893007996</text:p>
          </table:table-cell>
          <table:table-cell office:value-type="float" office:value="1.38757853024889" calcext:value-type="float">
            <text:p>1.38757853024889</text:p>
          </table:table-cell>
          <table:table-cell office:value-type="float" office:value="0.503421893510649" calcext:value-type="float">
            <text:p>0.503421893510649</text:p>
          </table:table-cell>
          <table:table-cell office:value-type="float" office:value="0.102171750100923" calcext:value-type="float">
            <text:p>0.102171750100923</text:p>
          </table:table-cell>
          <table:table-cell office:value-type="float" office:value="0.0745827149721122" calcext:value-type="float">
            <text:p>0.074582714972112</text:p>
          </table:table-cell>
          <table:table-cell office:value-type="float" office:value="0.0351702492174284" calcext:value-type="float">
            <text:p>0.0351702492174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1890213201208" calcext:value-type="float">
            <text:p>0.631890213201208</text:p>
          </table:table-cell>
          <table:table-cell office:value-type="float" office:value="1.22728572292184" calcext:value-type="float">
            <text:p>1.22728572292184</text:p>
          </table:table-cell>
          <table:table-cell office:value-type="float" office:value="0.477538053463076" calcext:value-type="float">
            <text:p>0.477538053463076</text:p>
          </table:table-cell>
          <table:table-cell office:value-type="float" office:value="0.0763398735689233" calcext:value-type="float">
            <text:p>0.076339873568923</text:p>
          </table:table-cell>
          <table:table-cell office:value-type="float" office:value="0.0656098425032298" calcext:value-type="float">
            <text:p>0.06560984250323</text:p>
          </table:table-cell>
          <table:table-cell office:value-type="float" office:value="0.0327620492729846" calcext:value-type="float">
            <text:p>0.032762049272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673959858794" calcext:value-type="float">
            <text:p>0.635673959858794</text:p>
          </table:table-cell>
          <table:table-cell office:value-type="float" office:value="1.22946156522225" calcext:value-type="float">
            <text:p>1.22946156522225</text:p>
          </table:table-cell>
          <table:table-cell office:value-type="float" office:value="0.525485214705527" calcext:value-type="float">
            <text:p>0.525485214705527</text:p>
          </table:table-cell>
          <table:table-cell office:value-type="float" office:value="0.097848929765419" calcext:value-type="float">
            <text:p>0.097848929765419</text:p>
          </table:table-cell>
          <table:table-cell office:value-type="float" office:value="0.0718194220420109" calcext:value-type="float">
            <text:p>0.071819422042011</text:p>
          </table:table-cell>
          <table:table-cell office:value-type="float" office:value="0.0614955447097254" calcext:value-type="float">
            <text:p>0.0614955447097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314645525417" calcext:value-type="float">
            <text:p>0.430314645525417</text:p>
          </table:table-cell>
          <table:table-cell office:value-type="float" office:value="1.32979905265166" calcext:value-type="float">
            <text:p>1.32979905265166</text:p>
          </table:table-cell>
          <table:table-cell office:value-type="float" office:value="0.508784823100089" calcext:value-type="float">
            <text:p>0.508784823100089</text:p>
          </table:table-cell>
          <table:table-cell office:value-type="float" office:value="0.0862905474116162" calcext:value-type="float">
            <text:p>0.086290547411616</text:p>
          </table:table-cell>
          <table:table-cell office:value-type="float" office:value="0.0674693964648948" calcext:value-type="float">
            <text:p>0.067469396464895</text:p>
          </table:table-cell>
          <table:table-cell office:value-type="float" office:value="0.033146717887501" calcext:value-type="float">
            <text:p>0.0331467178875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213005115469" calcext:value-type="float">
            <text:p>0.441213005115469</text:p>
          </table:table-cell>
          <table:table-cell office:value-type="float" office:value="1.33496138526488" calcext:value-type="float">
            <text:p>1.33496138526488</text:p>
          </table:table-cell>
          <table:table-cell office:value-type="float" office:value="0.483446318326195" calcext:value-type="float">
            <text:p>0.483446318326195</text:p>
          </table:table-cell>
          <table:table-cell office:value-type="float" office:value="0.0756007709777387" calcext:value-type="float">
            <text:p>0.075600770977739</text:p>
          </table:table-cell>
          <table:table-cell office:value-type="float" office:value="0.0564392773945922" calcext:value-type="float">
            <text:p>0.056439277394592</text:p>
          </table:table-cell>
          <table:table-cell office:value-type="float" office:value="0.0393493977853095" calcext:value-type="float">
            <text:p>0.039349397785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368533484314" calcext:value-type="float">
            <text:p>0.437368533484314</text:p>
          </table:table-cell>
          <table:table-cell office:value-type="float" office:value="1.29423537894756" calcext:value-type="float">
            <text:p>1.29423537894756</text:p>
          </table:table-cell>
          <table:table-cell office:value-type="float" office:value="0.516385724483338" calcext:value-type="float">
            <text:p>0.516385724483338</text:p>
          </table:table-cell>
          <table:table-cell office:value-type="float" office:value="0.0701363771665303" calcext:value-type="float">
            <text:p>0.07013637716653</text:p>
          </table:table-cell>
          <table:table-cell office:value-type="float" office:value="0.0566818881164437" calcext:value-type="float">
            <text:p>0.056681888116444</text:p>
          </table:table-cell>
          <table:table-cell office:value-type="float" office:value="0.0282714102126804" calcext:value-type="float">
            <text:p>0.02827141021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606647701796" calcext:value-type="float">
            <text:p>0.425606647701796</text:p>
          </table:table-cell>
          <table:table-cell office:value-type="float" office:value="1.31222888739989" calcext:value-type="float">
            <text:p>1.31222888739989</text:p>
          </table:table-cell>
          <table:table-cell office:value-type="float" office:value="0.527588067537933" calcext:value-type="float">
            <text:p>0.527588067537933</text:p>
          </table:table-cell>
          <table:table-cell office:value-type="float" office:value="0.103066303726127" calcext:value-type="float">
            <text:p>0.103066303726127</text:p>
          </table:table-cell>
          <table:table-cell office:value-type="float" office:value="0.0760490575842249" calcext:value-type="float">
            <text:p>0.076049057584225</text:p>
          </table:table-cell>
          <table:table-cell office:value-type="float" office:value="0.0489672443754628" calcext:value-type="float">
            <text:p>0.0489672443754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314395938262" calcext:value-type="float">
            <text:p>0.417314395938262</text:p>
          </table:table-cell>
          <table:table-cell office:value-type="float" office:value="1.39468654650794" calcext:value-type="float">
            <text:p>1.39468654650794</text:p>
          </table:table-cell>
          <table:table-cell office:value-type="float" office:value="0.52095689705067" calcext:value-type="float">
            <text:p>0.52095689705067</text:p>
          </table:table-cell>
          <table:table-cell office:value-type="float" office:value="0.0960516100333983" calcext:value-type="float">
            <text:p>0.096051610033398</text:p>
          </table:table-cell>
          <table:table-cell office:value-type="float" office:value="0.0636671638411167" calcext:value-type="float">
            <text:p>0.063667163841117</text:p>
          </table:table-cell>
          <table:table-cell office:value-type="float" office:value="0.0481910602847019" calcext:value-type="float">
            <text:p>0.048191060284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624058410669" calcext:value-type="float">
            <text:p>0.416624058410669</text:p>
          </table:table-cell>
          <table:table-cell office:value-type="float" office:value="1.37273189812402" calcext:value-type="float">
            <text:p>1.37273189812402</text:p>
          </table:table-cell>
          <table:table-cell office:value-type="float" office:value="0.506221132736717" calcext:value-type="float">
            <text:p>0.506221132736717</text:p>
          </table:table-cell>
          <table:table-cell office:value-type="float" office:value="0.0868934233142817" calcext:value-type="float">
            <text:p>0.086893423314282</text:p>
          </table:table-cell>
          <table:table-cell office:value-type="float" office:value="0.0688150350160095" calcext:value-type="float">
            <text:p>0.06881503501601</text:p>
          </table:table-cell>
          <table:table-cell office:value-type="float" office:value="0.0384309362398752" calcext:value-type="float">
            <text:p>0.0384309362398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4928845638855" calcext:value-type="float">
            <text:p>0.424928845638855</text:p>
          </table:table-cell>
          <table:table-cell office:value-type="float" office:value="1.35118160916847" calcext:value-type="float">
            <text:p>1.35118160916847</text:p>
          </table:table-cell>
          <table:table-cell office:value-type="float" office:value="0.506294531749287" calcext:value-type="float">
            <text:p>0.506294531749287</text:p>
          </table:table-cell>
          <table:table-cell office:value-type="float" office:value="0.0849088702552403" calcext:value-type="float">
            <text:p>0.08490887025524</text:p>
          </table:table-cell>
          <table:table-cell office:value-type="float" office:value="0.0613496012630164" calcext:value-type="float">
            <text:p>0.061349601263016</text:p>
          </table:table-cell>
          <table:table-cell office:value-type="float" office:value="0.0297381026894013" calcext:value-type="float">
            <text:p>0.029738102689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418751663792" calcext:value-type="float">
            <text:p>0.436418751663792</text:p>
          </table:table-cell>
          <table:table-cell office:value-type="float" office:value="1.34520113354976" calcext:value-type="float">
            <text:p>1.34520113354976</text:p>
          </table:table-cell>
          <table:table-cell office:value-type="float" office:value="0.460448010518367" calcext:value-type="float">
            <text:p>0.460448010518367</text:p>
          </table:table-cell>
          <table:table-cell office:value-type="float" office:value="0.0692146066769356" calcext:value-type="float">
            <text:p>0.069214606676936</text:p>
          </table:table-cell>
          <table:table-cell office:value-type="float" office:value="0.0532781441025116" calcext:value-type="float">
            <text:p>0.053278144102512</text:p>
          </table:table-cell>
          <table:table-cell office:value-type="float" office:value="0.0290995920070714" calcext:value-type="float">
            <text:p>0.029099592007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457683038207" calcext:value-type="float">
            <text:p>0.524457683038207</text:p>
          </table:table-cell>
          <table:table-cell office:value-type="float" office:value="1.30659382714794" calcext:value-type="float">
            <text:p>1.30659382714794</text:p>
          </table:table-cell>
          <table:table-cell office:value-type="float" office:value="0.492150954244681" calcext:value-type="float">
            <text:p>0.492150954244681</text:p>
          </table:table-cell>
          <table:table-cell office:value-type="float" office:value="0.0715275335599949" calcext:value-type="float">
            <text:p>0.071527533559995</text:p>
          </table:table-cell>
          <table:table-cell office:value-type="float" office:value="0.0472490782782848" calcext:value-type="float">
            <text:p>0.047249078278285</text:p>
          </table:table-cell>
          <table:table-cell office:value-type="float" office:value="0.0325146144873157" calcext:value-type="float">
            <text:p>0.032514614487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1176179076626" calcext:value-type="float">
            <text:p>0.451176179076626</text:p>
          </table:table-cell>
          <table:table-cell office:value-type="float" office:value="1.3291108240586" calcext:value-type="float">
            <text:p>1.3291108240586</text:p>
          </table:table-cell>
          <table:table-cell office:value-type="float" office:value="0.47153348420064" calcext:value-type="float">
            <text:p>0.47153348420064</text:p>
          </table:table-cell>
          <table:table-cell office:value-type="float" office:value="0.0884802495263511" calcext:value-type="float">
            <text:p>0.088480249526351</text:p>
          </table:table-cell>
          <table:table-cell office:value-type="float" office:value="0.0659470495986508" calcext:value-type="float">
            <text:p>0.065947049598651</text:p>
          </table:table-cell>
          <table:table-cell office:value-type="float" office:value="0.0358797410861342" calcext:value-type="float">
            <text:p>0.0358797410861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405664257984" calcext:value-type="float">
            <text:p>0.452405664257984</text:p>
          </table:table-cell>
          <table:table-cell office:value-type="float" office:value="1.32155436328957" calcext:value-type="float">
            <text:p>1.32155436328957</text:p>
          </table:table-cell>
          <table:table-cell office:value-type="float" office:value="0.470993523910208" calcext:value-type="float">
            <text:p>0.470993523910208</text:p>
          </table:table-cell>
          <table:table-cell office:value-type="float" office:value="0.0704234245210317" calcext:value-type="float">
            <text:p>0.070423424521032</text:p>
          </table:table-cell>
          <table:table-cell office:value-type="float" office:value="0.0605927537178968" calcext:value-type="float">
            <text:p>0.060592753717897</text:p>
          </table:table-cell>
          <table:table-cell office:value-type="float" office:value="0.0297711500672766" calcext:value-type="float">
            <text:p>0.029771150067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955930972031" calcext:value-type="float">
            <text:p>0.430955930972031</text:p>
          </table:table-cell>
          <table:table-cell office:value-type="float" office:value="1.35589562325502" calcext:value-type="float">
            <text:p>1.35589562325502</text:p>
          </table:table-cell>
          <table:table-cell office:value-type="float" office:value="0.445411674383801" calcext:value-type="float">
            <text:p>0.445411674383801</text:p>
          </table:table-cell>
          <table:table-cell office:value-type="float" office:value="0.0842044335901323" calcext:value-type="float">
            <text:p>0.084204433590132</text:p>
          </table:table-cell>
          <table:table-cell office:value-type="float" office:value="0.062237960115378" calcext:value-type="float">
            <text:p>0.062237960115378</text:p>
          </table:table-cell>
          <table:table-cell office:value-type="float" office:value="0.0319326771937388" calcext:value-type="float">
            <text:p>0.0319326771937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047066242352" calcext:value-type="float">
            <text:p>0.475047066242352</text:p>
          </table:table-cell>
          <table:table-cell office:value-type="float" office:value="1.30654396405145" calcext:value-type="float">
            <text:p>1.30654396405145</text:p>
          </table:table-cell>
          <table:table-cell office:value-type="float" office:value="0.507187210334091" calcext:value-type="float">
            <text:p>0.507187210334091</text:p>
          </table:table-cell>
          <table:table-cell office:value-type="float" office:value="0.0797336674862328" calcext:value-type="float">
            <text:p>0.079733667486233</text:p>
          </table:table-cell>
          <table:table-cell office:value-type="float" office:value="0.0598841656838732" calcext:value-type="float">
            <text:p>0.059884165683873</text:p>
          </table:table-cell>
          <table:table-cell office:value-type="float" office:value="0.0373370211451511" calcext:value-type="float">
            <text:p>0.0373370211451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410099611247" calcext:value-type="float">
            <text:p>0.425410099611247</text:p>
          </table:table-cell>
          <table:table-cell office:value-type="float" office:value="1.35260185978663" calcext:value-type="float">
            <text:p>1.35260185978663</text:p>
          </table:table-cell>
          <table:table-cell office:value-type="float" office:value="0.47394887480327" calcext:value-type="float">
            <text:p>0.47394887480327</text:p>
          </table:table-cell>
          <table:table-cell office:value-type="float" office:value="0.0869519741708124" calcext:value-type="float">
            <text:p>0.086951974170812</text:p>
          </table:table-cell>
          <table:table-cell office:value-type="float" office:value="0.0652673825128717" calcext:value-type="float">
            <text:p>0.065267382512872</text:p>
          </table:table-cell>
          <table:table-cell office:value-type="float" office:value="0.0328299782642253" calcext:value-type="float">
            <text:p>0.0328299782642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087925302752" calcext:value-type="float">
            <text:p>0.503087925302752</text:p>
          </table:table-cell>
          <table:table-cell office:value-type="float" office:value="1.23605464539623" calcext:value-type="float">
            <text:p>1.23605464539623</text:p>
          </table:table-cell>
          <table:table-cell office:value-type="float" office:value="0.482025443743532" calcext:value-type="float">
            <text:p>0.482025443743532</text:p>
          </table:table-cell>
          <table:table-cell office:value-type="float" office:value="0.0598118267979158" calcext:value-type="float">
            <text:p>0.059811826797916</text:p>
          </table:table-cell>
          <table:table-cell office:value-type="float" office:value="0.067722219419212" calcext:value-type="float">
            <text:p>0.067722219419212</text:p>
          </table:table-cell>
          <table:table-cell office:value-type="float" office:value="0.0433554525677598" calcext:value-type="float">
            <text:p>0.043355452567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639762079028" calcext:value-type="float">
            <text:p>0.478639762079028</text:p>
          </table:table-cell>
          <table:table-cell office:value-type="float" office:value="1.2803894200087" calcext:value-type="float">
            <text:p>1.2803894200087</text:p>
          </table:table-cell>
          <table:table-cell office:value-type="float" office:value="0.463937883576043" calcext:value-type="float">
            <text:p>0.463937883576043</text:p>
          </table:table-cell>
          <table:table-cell office:value-type="float" office:value="0.0881036964557372" calcext:value-type="float">
            <text:p>0.088103696455737</text:p>
          </table:table-cell>
          <table:table-cell office:value-type="float" office:value="0.0642000247267671" calcext:value-type="float">
            <text:p>0.064200024726767</text:p>
          </table:table-cell>
          <table:table-cell office:value-type="float" office:value="0.0385379870304709" calcext:value-type="float">
            <text:p>0.0385379870304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670823178959" calcext:value-type="float">
            <text:p>0.549670823178959</text:p>
          </table:table-cell>
          <table:table-cell office:value-type="float" office:value="1.22394068770754" calcext:value-type="float">
            <text:p>1.22394068770754</text:p>
          </table:table-cell>
          <table:table-cell office:value-type="float" office:value="0.536240388361821" calcext:value-type="float">
            <text:p>0.536240388361821</text:p>
          </table:table-cell>
          <table:table-cell office:value-type="float" office:value="0.0916748881192391" calcext:value-type="float">
            <text:p>0.091674888119239</text:p>
          </table:table-cell>
          <table:table-cell office:value-type="float" office:value="0.0635359908661023" calcext:value-type="float">
            <text:p>0.063535990866102</text:p>
          </table:table-cell>
          <table:table-cell office:value-type="float" office:value="0.0355950662174968" calcext:value-type="float">
            <text:p>0.035595066217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249958398219" calcext:value-type="float">
            <text:p>0.545249958398219</text:p>
          </table:table-cell>
          <table:table-cell office:value-type="float" office:value="1.22751995920278" calcext:value-type="float">
            <text:p>1.22751995920278</text:p>
          </table:table-cell>
          <table:table-cell office:value-type="float" office:value="0.54382298379464" calcext:value-type="float">
            <text:p>0.54382298379464</text:p>
          </table:table-cell>
          <table:table-cell office:value-type="float" office:value="0.106260309045454" calcext:value-type="float">
            <text:p>0.106260309045454</text:p>
          </table:table-cell>
          <table:table-cell office:value-type="float" office:value="0.0777087555626361" calcext:value-type="float">
            <text:p>0.077708755562636</text:p>
          </table:table-cell>
          <table:table-cell office:value-type="float" office:value="0.0386973793782157" calcext:value-type="float">
            <text:p>0.0386973793782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0448548700899" calcext:value-type="float">
            <text:p>0.530448548700899</text:p>
          </table:table-cell>
          <table:table-cell office:value-type="float" office:value="1.2647420998625" calcext:value-type="float">
            <text:p>1.2647420998625</text:p>
          </table:table-cell>
          <table:table-cell office:value-type="float" office:value="0.514014139995022" calcext:value-type="float">
            <text:p>0.514014139995022</text:p>
          </table:table-cell>
          <table:table-cell office:value-type="float" office:value="0.104460443520972" calcext:value-type="float">
            <text:p>0.104460443520972</text:p>
          </table:table-cell>
          <table:table-cell office:value-type="float" office:value="0.0620196876556699" calcext:value-type="float">
            <text:p>0.06201968765567</text:p>
          </table:table-cell>
          <table:table-cell office:value-type="float" office:value="0.028177978729467" calcext:value-type="float">
            <text:p>0.028177978729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949702502967" calcext:value-type="float">
            <text:p>0.569949702502967</text:p>
          </table:table-cell>
          <table:table-cell office:value-type="float" office:value="1.23996509888375" calcext:value-type="float">
            <text:p>1.23996509888375</text:p>
          </table:table-cell>
          <table:table-cell office:value-type="float" office:value="0.497298994195232" calcext:value-type="float">
            <text:p>0.497298994195232</text:p>
          </table:table-cell>
          <table:table-cell office:value-type="float" office:value="0.0958431871030881" calcext:value-type="float">
            <text:p>0.095843187103088</text:p>
          </table:table-cell>
          <table:table-cell office:value-type="float" office:value="0.0711870336633128" calcext:value-type="float">
            <text:p>0.071187033663313</text:p>
          </table:table-cell>
          <table:table-cell office:value-type="float" office:value="0.0364364515203635" calcext:value-type="float">
            <text:p>0.036436451520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658206021666" calcext:value-type="float">
            <text:p>0.339658206021666</text:p>
          </table:table-cell>
          <table:table-cell office:value-type="float" office:value="1.39489352287792" calcext:value-type="float">
            <text:p>1.39489352287792</text:p>
          </table:table-cell>
          <table:table-cell office:value-type="float" office:value="0.468319526283733" calcext:value-type="float">
            <text:p>0.468319526283733</text:p>
          </table:table-cell>
          <table:table-cell office:value-type="float" office:value="0.0695099619315058" calcext:value-type="float">
            <text:p>0.069509961931506</text:p>
          </table:table-cell>
          <table:table-cell office:value-type="float" office:value="0.0574529265652559" calcext:value-type="float">
            <text:p>0.057452926565256</text:p>
          </table:table-cell>
          <table:table-cell office:value-type="float" office:value="0.034497249218416" calcext:value-type="float">
            <text:p>0.034497249218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014095929167" calcext:value-type="float">
            <text:p>0.371014095929167</text:p>
          </table:table-cell>
          <table:table-cell office:value-type="float" office:value="1.38074813031876" calcext:value-type="float">
            <text:p>1.38074813031876</text:p>
          </table:table-cell>
          <table:table-cell office:value-type="float" office:value="0.41466086798844" calcext:value-type="float">
            <text:p>0.41466086798844</text:p>
          </table:table-cell>
          <table:table-cell office:value-type="float" office:value="0.0756957673010789" calcext:value-type="float">
            <text:p>0.075695767301079</text:p>
          </table:table-cell>
          <table:table-cell office:value-type="float" office:value="0.0573367331027353" calcext:value-type="float">
            <text:p>0.057336733102735</text:p>
          </table:table-cell>
          <table:table-cell office:value-type="float" office:value="0.0260862615084905" calcext:value-type="float">
            <text:p>0.026086261508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332384350487" calcext:value-type="float">
            <text:p>0.377332384350487</text:p>
          </table:table-cell>
          <table:table-cell office:value-type="float" office:value="1.41802425768467" calcext:value-type="float">
            <text:p>1.41802425768467</text:p>
          </table:table-cell>
          <table:table-cell office:value-type="float" office:value="0.491749112878809" calcext:value-type="float">
            <text:p>0.491749112878809</text:p>
          </table:table-cell>
          <table:table-cell office:value-type="float" office:value="0.0791469842647614" calcext:value-type="float">
            <text:p>0.079146984264761</text:p>
          </table:table-cell>
          <table:table-cell office:value-type="float" office:value="0.059900245670864" calcext:value-type="float">
            <text:p>0.059900245670864</text:p>
          </table:table-cell>
          <table:table-cell office:value-type="float" office:value="0.0299669366127071" calcext:value-type="float">
            <text:p>0.0299669366127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7656787039945" calcext:value-type="float">
            <text:p>0.427656787039945</text:p>
          </table:table-cell>
          <table:table-cell office:value-type="float" office:value="1.3767486398623" calcext:value-type="float">
            <text:p>1.3767486398623</text:p>
          </table:table-cell>
          <table:table-cell office:value-type="float" office:value="0.466966452626454" calcext:value-type="float">
            <text:p>0.466966452626454</text:p>
          </table:table-cell>
          <table:table-cell office:value-type="float" office:value="0.0786918260539632" calcext:value-type="float">
            <text:p>0.078691826053963</text:p>
          </table:table-cell>
          <table:table-cell office:value-type="float" office:value="0.0605154134335878" calcext:value-type="float">
            <text:p>0.060515413433588</text:p>
          </table:table-cell>
          <table:table-cell office:value-type="float" office:value="0.0328436384512116" calcext:value-type="float">
            <text:p>0.0328436384512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4651547596635" calcext:value-type="float">
            <text:p>0.574651547596635</text:p>
          </table:table-cell>
          <table:table-cell office:value-type="float" office:value="1.2354360412448" calcext:value-type="float">
            <text:p>1.2354360412448</text:p>
          </table:table-cell>
          <table:table-cell office:value-type="float" office:value="0.502732666770592" calcext:value-type="float">
            <text:p>0.502732666770592</text:p>
          </table:table-cell>
          <table:table-cell office:value-type="float" office:value="0.0761951486189941" calcext:value-type="float">
            <text:p>0.076195148618994</text:p>
          </table:table-cell>
          <table:table-cell office:value-type="float" office:value="0.0638413932434495" calcext:value-type="float">
            <text:p>0.06384139324345</text:p>
          </table:table-cell>
          <table:table-cell office:value-type="float" office:value="0.0372040123422643" calcext:value-type="float">
            <text:p>0.0372040123422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007815735649" calcext:value-type="float">
            <text:p>0.541007815735649</text:p>
          </table:table-cell>
          <table:table-cell office:value-type="float" office:value="1.25735769100007" calcext:value-type="float">
            <text:p>1.25735769100007</text:p>
          </table:table-cell>
          <table:table-cell office:value-type="float" office:value="0.51901988670257" calcext:value-type="float">
            <text:p>0.51901988670257</text:p>
          </table:table-cell>
          <table:table-cell office:value-type="float" office:value="0.0872259259666451" calcext:value-type="float">
            <text:p>0.087225925966645</text:p>
          </table:table-cell>
          <table:table-cell office:value-type="float" office:value="0.0658245817627266" calcext:value-type="float">
            <text:p>0.065824581762727</text:p>
          </table:table-cell>
          <table:table-cell office:value-type="float" office:value="0.0364764930711941" calcext:value-type="float">
            <text:p>0.0364764930711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364525862608" calcext:value-type="float">
            <text:p>0.585364525862608</text:p>
          </table:table-cell>
          <table:table-cell office:value-type="float" office:value="1.25252635000919" calcext:value-type="float">
            <text:p>1.25252635000919</text:p>
          </table:table-cell>
          <table:table-cell office:value-type="float" office:value="0.528590697252177" calcext:value-type="float">
            <text:p>0.528590697252177</text:p>
          </table:table-cell>
          <table:table-cell office:value-type="float" office:value="0.0841030138934377" calcext:value-type="float">
            <text:p>0.084103013893438</text:p>
          </table:table-cell>
          <table:table-cell office:value-type="float" office:value="0.0742608704304493" calcext:value-type="float">
            <text:p>0.074260870430449</text:p>
          </table:table-cell>
          <table:table-cell office:value-type="float" office:value="0.0342016035894079" calcext:value-type="float">
            <text:p>0.0342016035894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561279793577" calcext:value-type="float">
            <text:p>0.527561279793577</text:p>
          </table:table-cell>
          <table:table-cell office:value-type="float" office:value="1.29217738155835" calcext:value-type="float">
            <text:p>1.29217738155835</text:p>
          </table:table-cell>
          <table:table-cell office:value-type="float" office:value="0.513684397007296" calcext:value-type="float">
            <text:p>0.513684397007296</text:p>
          </table:table-cell>
          <table:table-cell office:value-type="float" office:value="0.0967711143238586" calcext:value-type="float">
            <text:p>0.096771114323859</text:p>
          </table:table-cell>
          <table:table-cell office:value-type="float" office:value="0.0728524993720369" calcext:value-type="float">
            <text:p>0.072852499372037</text:p>
          </table:table-cell>
          <table:table-cell office:value-type="float" office:value="0.0420120893173542" calcext:value-type="float">
            <text:p>0.0420120893173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3302618525148" calcext:value-type="float">
            <text:p>0.413302618525148</text:p>
          </table:table-cell>
          <table:table-cell office:value-type="float" office:value="1.2985461816835" calcext:value-type="float">
            <text:p>1.2985461816835</text:p>
          </table:table-cell>
          <table:table-cell office:value-type="float" office:value="0.565989939246961" calcext:value-type="float">
            <text:p>0.565989939246961</text:p>
          </table:table-cell>
          <table:table-cell office:value-type="float" office:value="0.087193977840303" calcext:value-type="float">
            <text:p>0.087193977840303</text:p>
          </table:table-cell>
          <table:table-cell office:value-type="float" office:value="0.0565174423929896" calcext:value-type="float">
            <text:p>0.05651744239299</text:p>
          </table:table-cell>
          <table:table-cell office:value-type="float" office:value="0.0402677910874309" calcext:value-type="float">
            <text:p>0.040267791087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357256726986" calcext:value-type="float">
            <text:p>0.457357256726986</text:p>
          </table:table-cell>
          <table:table-cell office:value-type="float" office:value="1.27417521603845" calcext:value-type="float">
            <text:p>1.27417521603845</text:p>
          </table:table-cell>
          <table:table-cell office:value-type="float" office:value="0.571896680287054" calcext:value-type="float">
            <text:p>0.571896680287054</text:p>
          </table:table-cell>
          <table:table-cell office:value-type="float" office:value="0.0998401780371252" calcext:value-type="float">
            <text:p>0.099840178037125</text:p>
          </table:table-cell>
          <table:table-cell office:value-type="float" office:value="0.0730033030825773" calcext:value-type="float">
            <text:p>0.073003303082577</text:p>
          </table:table-cell>
          <table:table-cell office:value-type="float" office:value="0.0400361145274826" calcext:value-type="float">
            <text:p>0.0400361145274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6102749344396" calcext:value-type="float">
            <text:p>0.396102749344396</text:p>
          </table:table-cell>
          <table:table-cell office:value-type="float" office:value="1.40440297409991" calcext:value-type="float">
            <text:p>1.40440297409991</text:p>
          </table:table-cell>
          <table:table-cell office:value-type="float" office:value="0.424048407364703" calcext:value-type="float">
            <text:p>0.424048407364703</text:p>
          </table:table-cell>
          <table:table-cell office:value-type="float" office:value="0.0742130873459413" calcext:value-type="float">
            <text:p>0.074213087345941</text:p>
          </table:table-cell>
          <table:table-cell office:value-type="float" office:value="0.0549305258544165" calcext:value-type="float">
            <text:p>0.054930525854417</text:p>
          </table:table-cell>
          <table:table-cell office:value-type="float" office:value="0.024434664607029" calcext:value-type="float">
            <text:p>0.024434664607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5848013731069" calcext:value-type="float">
            <text:p>0.395848013731069</text:p>
          </table:table-cell>
          <table:table-cell office:value-type="float" office:value="1.40268015649817" calcext:value-type="float">
            <text:p>1.40268015649817</text:p>
          </table:table-cell>
          <table:table-cell office:value-type="float" office:value="0.405982242394639" calcext:value-type="float">
            <text:p>0.405982242394639</text:p>
          </table:table-cell>
          <table:table-cell office:value-type="float" office:value="0.0805641811884874" calcext:value-type="float">
            <text:p>0.080564181188487</text:p>
          </table:table-cell>
          <table:table-cell office:value-type="float" office:value="0.0592608244207129" calcext:value-type="float">
            <text:p>0.059260824420713</text:p>
          </table:table-cell>
          <table:table-cell office:value-type="float" office:value="0.0271962761913396" calcext:value-type="float">
            <text:p>0.02719627619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679543478879" calcext:value-type="float">
            <text:p>0.384679543478879</text:p>
          </table:table-cell>
          <table:table-cell office:value-type="float" office:value="1.35952095300948" calcext:value-type="float">
            <text:p>1.35952095300948</text:p>
          </table:table-cell>
          <table:table-cell office:value-type="float" office:value="0.555821836962469" calcext:value-type="float">
            <text:p>0.555821836962469</text:p>
          </table:table-cell>
          <table:table-cell office:value-type="float" office:value="0.085112462061479" calcext:value-type="float">
            <text:p>0.085112462061479</text:p>
          </table:table-cell>
          <table:table-cell office:value-type="float" office:value="0.05834478646586" calcext:value-type="float">
            <text:p>0.05834478646586</text:p>
          </table:table-cell>
          <table:table-cell office:value-type="float" office:value="0.0341558470323371" calcext:value-type="float">
            <text:p>0.0341558470323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8426118287686" calcext:value-type="float">
            <text:p>0.328426118287686</text:p>
          </table:table-cell>
          <table:table-cell office:value-type="float" office:value="1.39959572748705" calcext:value-type="float">
            <text:p>1.39959572748705</text:p>
          </table:table-cell>
          <table:table-cell office:value-type="float" office:value="0.581049584959679" calcext:value-type="float">
            <text:p>0.581049584959679</text:p>
          </table:table-cell>
          <table:table-cell office:value-type="float" office:value="0.1391218026662" calcext:value-type="float">
            <text:p>0.1391218026662</text:p>
          </table:table-cell>
          <table:table-cell office:value-type="float" office:value="0.10304585642291" calcext:value-type="float">
            <text:p>0.10304585642291</text:p>
          </table:table-cell>
          <table:table-cell office:value-type="float" office:value="0.0544596149537977" calcext:value-type="float">
            <text:p>0.0544596149537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567276400325" calcext:value-type="float">
            <text:p>0.491567276400325</text:p>
          </table:table-cell>
          <table:table-cell office:value-type="float" office:value="1.2819422876431" calcext:value-type="float">
            <text:p>1.2819422876431</text:p>
          </table:table-cell>
          <table:table-cell office:value-type="float" office:value="0.450969100482764" calcext:value-type="float">
            <text:p>0.450969100482764</text:p>
          </table:table-cell>
          <table:table-cell office:value-type="float" office:value="0.0786300073762172" calcext:value-type="float">
            <text:p>0.078630007376217</text:p>
          </table:table-cell>
          <table:table-cell office:value-type="float" office:value="0.0513348351436891" calcext:value-type="float">
            <text:p>0.051334835143689</text:p>
          </table:table-cell>
          <table:table-cell office:value-type="float" office:value="0.0274634073262763" calcext:value-type="float">
            <text:p>0.027463407326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8091648215" calcext:value-type="float">
            <text:p>0.4968091648215</text:p>
          </table:table-cell>
          <table:table-cell office:value-type="float" office:value="1.29157790786499" calcext:value-type="float">
            <text:p>1.29157790786499</text:p>
          </table:table-cell>
          <table:table-cell office:value-type="float" office:value="0.439744209493258" calcext:value-type="float">
            <text:p>0.439744209493258</text:p>
          </table:table-cell>
          <table:table-cell office:value-type="float" office:value="0.0857606016790773" calcext:value-type="float">
            <text:p>0.085760601679077</text:p>
          </table:table-cell>
          <table:table-cell office:value-type="float" office:value="0.064960403987753" calcext:value-type="float">
            <text:p>0.064960403987753</text:p>
          </table:table-cell>
          <table:table-cell office:value-type="float" office:value="0.0355869586251828" calcext:value-type="float">
            <text:p>0.0355869586251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80650357121" calcext:value-type="float">
            <text:p>0.47580650357121</text:p>
          </table:table-cell>
          <table:table-cell office:value-type="float" office:value="1.30848504926508" calcext:value-type="float">
            <text:p>1.30848504926508</text:p>
          </table:table-cell>
          <table:table-cell office:value-type="float" office:value="0.479136864374768" calcext:value-type="float">
            <text:p>0.479136864374768</text:p>
          </table:table-cell>
          <table:table-cell office:value-type="float" office:value="0.0786317098269408" calcext:value-type="float">
            <text:p>0.078631709826941</text:p>
          </table:table-cell>
          <table:table-cell office:value-type="float" office:value="0.0599327948791508" calcext:value-type="float">
            <text:p>0.059932794879151</text:p>
          </table:table-cell>
          <table:table-cell office:value-type="float" office:value="0.0423511003134985" calcext:value-type="float">
            <text:p>0.0423511003134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166051385646" calcext:value-type="float">
            <text:p>0.403166051385646</text:p>
          </table:table-cell>
          <table:table-cell office:value-type="float" office:value="1.35820181347992" calcext:value-type="float">
            <text:p>1.35820181347992</text:p>
          </table:table-cell>
          <table:table-cell office:value-type="float" office:value="0.522293700350441" calcext:value-type="float">
            <text:p>0.522293700350441</text:p>
          </table:table-cell>
          <table:table-cell office:value-type="float" office:value="0.102422903327224" calcext:value-type="float">
            <text:p>0.102422903327224</text:p>
          </table:table-cell>
          <table:table-cell office:value-type="float" office:value="0.0754247175359796" calcext:value-type="float">
            <text:p>0.07542471753598</text:p>
          </table:table-cell>
          <table:table-cell office:value-type="float" office:value="0.0468351676199584" calcext:value-type="float">
            <text:p>0.0468351676199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445492378977" calcext:value-type="float">
            <text:p>0.533445492378977</text:p>
          </table:table-cell>
          <table:table-cell office:value-type="float" office:value="1.2670166939604" calcext:value-type="float">
            <text:p>1.2670166939604</text:p>
          </table:table-cell>
          <table:table-cell office:value-type="float" office:value="0.522321212376632" calcext:value-type="float">
            <text:p>0.522321212376632</text:p>
          </table:table-cell>
          <table:table-cell office:value-type="float" office:value="0.0826954293395708" calcext:value-type="float">
            <text:p>0.082695429339571</text:p>
          </table:table-cell>
          <table:table-cell office:value-type="float" office:value="0.0625131526146029" calcext:value-type="float">
            <text:p>0.062513152614603</text:p>
          </table:table-cell>
          <table:table-cell office:value-type="float" office:value="0.0376944320173029" calcext:value-type="float">
            <text:p>0.037694432017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142811437496" calcext:value-type="float">
            <text:p>0.506142811437496</text:p>
          </table:table-cell>
          <table:table-cell office:value-type="float" office:value="1.2852525741535" calcext:value-type="float">
            <text:p>1.2852525741535</text:p>
          </table:table-cell>
          <table:table-cell office:value-type="float" office:value="0.50631370383097" calcext:value-type="float">
            <text:p>0.50631370383097</text:p>
          </table:table-cell>
          <table:table-cell office:value-type="float" office:value="0.0903130434583818" calcext:value-type="float">
            <text:p>0.090313043458382</text:p>
          </table:table-cell>
          <table:table-cell office:value-type="float" office:value="0.0692141418888523" calcext:value-type="float">
            <text:p>0.069214141888852</text:p>
          </table:table-cell>
          <table:table-cell office:value-type="float" office:value="0.0327929477756868" calcext:value-type="float">
            <text:p>0.0327929477756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7357221247173" calcext:value-type="float">
            <text:p>0.467357221247173</text:p>
          </table:table-cell>
          <table:table-cell office:value-type="float" office:value="1.3018443913151" calcext:value-type="float">
            <text:p>1.3018443913151</text:p>
          </table:table-cell>
          <table:table-cell office:value-type="float" office:value="0.5224939671945" calcext:value-type="float">
            <text:p>0.5224939671945</text:p>
          </table:table-cell>
          <table:table-cell office:value-type="float" office:value="0.0926978992063934" calcext:value-type="float">
            <text:p>0.092697899206393</text:p>
          </table:table-cell>
          <table:table-cell office:value-type="float" office:value="0.0669277513219268" calcext:value-type="float">
            <text:p>0.066927751321927</text:p>
          </table:table-cell>
          <table:table-cell office:value-type="float" office:value="0.0401685965665951" calcext:value-type="float">
            <text:p>0.0401685965665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729280327893" calcext:value-type="float">
            <text:p>0.453729280327893</text:p>
          </table:table-cell>
          <table:table-cell office:value-type="float" office:value="1.33504768278789" calcext:value-type="float">
            <text:p>1.33504768278789</text:p>
          </table:table-cell>
          <table:table-cell office:value-type="float" office:value="0.510480138676013" calcext:value-type="float">
            <text:p>0.510480138676013</text:p>
          </table:table-cell>
          <table:table-cell office:value-type="float" office:value="0.0971930443103427" calcext:value-type="float">
            <text:p>0.097193044310343</text:p>
          </table:table-cell>
          <table:table-cell office:value-type="float" office:value="0.0710739641645578" calcext:value-type="float">
            <text:p>0.071073964164558</text:p>
          </table:table-cell>
          <table:table-cell office:value-type="float" office:value="0.0440487929617748" calcext:value-type="float">
            <text:p>0.044048792961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280377486086" calcext:value-type="float">
            <text:p>0.468280377486086</text:p>
          </table:table-cell>
          <table:table-cell office:value-type="float" office:value="1.27237368966079" calcext:value-type="float">
            <text:p>1.27237368966079</text:p>
          </table:table-cell>
          <table:table-cell office:value-type="float" office:value="0.527665468267842" calcext:value-type="float">
            <text:p>0.527665468267842</text:p>
          </table:table-cell>
          <table:table-cell office:value-type="float" office:value="0.0914927659246751" calcext:value-type="float">
            <text:p>0.091492765924675</text:p>
          </table:table-cell>
          <table:table-cell office:value-type="float" office:value="0.053074458562308" calcext:value-type="float">
            <text:p>0.053074458562308</text:p>
          </table:table-cell>
          <table:table-cell office:value-type="float" office:value="0.0416196905751437" calcext:value-type="float">
            <text:p>0.0416196905751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083896683879" calcext:value-type="float">
            <text:p>0.426083896683879</text:p>
          </table:table-cell>
          <table:table-cell office:value-type="float" office:value="1.29782636027526" calcext:value-type="float">
            <text:p>1.29782636027526</text:p>
          </table:table-cell>
          <table:table-cell office:value-type="float" office:value="0.520200611313397" calcext:value-type="float">
            <text:p>0.520200611313397</text:p>
          </table:table-cell>
          <table:table-cell office:value-type="float" office:value="0.0893473272710985" calcext:value-type="float">
            <text:p>0.089347327271099</text:p>
          </table:table-cell>
          <table:table-cell office:value-type="float" office:value="0.0662609302954191" calcext:value-type="float">
            <text:p>0.066260930295419</text:p>
          </table:table-cell>
          <table:table-cell office:value-type="float" office:value="0.0390392531995447" calcext:value-type="float">
            <text:p>0.0390392531995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3560478612456" calcext:value-type="float">
            <text:p>0.403560478612456</text:p>
          </table:table-cell>
          <table:table-cell office:value-type="float" office:value="1.3469441751622" calcext:value-type="float">
            <text:p>1.3469441751622</text:p>
          </table:table-cell>
          <table:table-cell office:value-type="float" office:value="0.531957761944485" calcext:value-type="float">
            <text:p>0.531957761944485</text:p>
          </table:table-cell>
          <table:table-cell office:value-type="float" office:value="0.0771102326015654" calcext:value-type="float">
            <text:p>0.077110232601565</text:p>
          </table:table-cell>
          <table:table-cell office:value-type="float" office:value="0.0655104307496662" calcext:value-type="float">
            <text:p>0.065510430749666</text:p>
          </table:table-cell>
          <table:table-cell office:value-type="float" office:value="0.0281761255085191" calcext:value-type="float">
            <text:p>0.0281761255085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031757456458" calcext:value-type="float">
            <text:p>0.440031757456458</text:p>
          </table:table-cell>
          <table:table-cell office:value-type="float" office:value="1.32218650423834" calcext:value-type="float">
            <text:p>1.32218650423834</text:p>
          </table:table-cell>
          <table:table-cell office:value-type="float" office:value="0.509740487035714" calcext:value-type="float">
            <text:p>0.509740487035714</text:p>
          </table:table-cell>
          <table:table-cell office:value-type="float" office:value="0.0815061334655539" calcext:value-type="float">
            <text:p>0.081506133465554</text:p>
          </table:table-cell>
          <table:table-cell office:value-type="float" office:value="0.0602879388560231" calcext:value-type="float">
            <text:p>0.060287938856023</text:p>
          </table:table-cell>
          <table:table-cell office:value-type="float" office:value="0.0365505946974702" calcext:value-type="float">
            <text:p>0.036550594697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787437612742" calcext:value-type="float">
            <text:p>0.570787437612742</text:p>
          </table:table-cell>
          <table:table-cell office:value-type="float" office:value="1.26944490335467" calcext:value-type="float">
            <text:p>1.26944490335467</text:p>
          </table:table-cell>
          <table:table-cell office:value-type="float" office:value="0.518807038142215" calcext:value-type="float">
            <text:p>0.518807038142215</text:p>
          </table:table-cell>
          <table:table-cell office:value-type="float" office:value="0.0858440553626519" calcext:value-type="float">
            <text:p>0.085844055362652</text:p>
          </table:table-cell>
          <table:table-cell office:value-type="float" office:value="0.0861084579162739" calcext:value-type="float">
            <text:p>0.086108457916274</text:p>
          </table:table-cell>
          <table:table-cell office:value-type="float" office:value="0.041801327445212" calcext:value-type="float">
            <text:p>0.0418013274452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188900070671" calcext:value-type="float">
            <text:p>0.546188900070671</text:p>
          </table:table-cell>
          <table:table-cell office:value-type="float" office:value="1.29360838543231" calcext:value-type="float">
            <text:p>1.29360838543231</text:p>
          </table:table-cell>
          <table:table-cell office:value-type="float" office:value="0.494141718851803" calcext:value-type="float">
            <text:p>0.494141718851803</text:p>
          </table:table-cell>
          <table:table-cell office:value-type="float" office:value="0.102911846735815" calcext:value-type="float">
            <text:p>0.102911846735815</text:p>
          </table:table-cell>
          <table:table-cell office:value-type="float" office:value="0.0788799758228256" calcext:value-type="float">
            <text:p>0.078879975822826</text:p>
          </table:table-cell>
          <table:table-cell office:value-type="float" office:value="0.0390029973163385" calcext:value-type="float">
            <text:p>0.0390029973163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AVERAGE([.A1:.A100])" office:value-type="float" office:value="0.49847228526757" calcext:value-type="float">
            <text:p>0.49847228526757</text:p>
          </table:table-cell>
          <table:table-cell table:formula="of:=AVERAGE([.B1:.B100])" office:value-type="float" office:value="1.30410782614666" calcext:value-type="float">
            <text:p>1.30410782614666</text:p>
          </table:table-cell>
          <table:table-cell table:formula="of:=AVERAGE([.C1:.C100])" office:value-type="float" office:value="0.501259641037816" calcext:value-type="float">
            <text:p>0.501259641037816</text:p>
          </table:table-cell>
          <table:table-cell table:formula="of:=AVERAGE([.D1:.D100])" office:value-type="float" office:value="0.0831026154515225" calcext:value-type="float">
            <text:p>0.083102615451523</text:p>
          </table:table-cell>
          <table:table-cell table:formula="of:=AVERAGE([.E1:.E100])" office:value-type="float" office:value="0.060510398061763" calcext:value-type="float">
            <text:p>0.060510398061763</text:p>
          </table:table-cell>
          <table:table-cell table:formula="of:=AVERAGE([.F1:.F100])" office:value-type="float" office:value="0.0340237780181199" calcext:value-type="float">
            <text:p>0.03402377801812</text:p>
          </table:table-cell>
          <table:table-cell table:formula="of:=AVERAGE([.G1:.G100])" office:value-type="float" office:value="0.95" calcext:value-type="float">
            <text:p>0.95</text:p>
          </table:table-cell>
          <table:table-cell table:formula="of:=AVERAGE([.H1:.H100])" office:value-type="float" office:value="0.94" calcext:value-type="float">
            <text:p>0.94</text:p>
          </table:table-cell>
          <table:table-cell table:formula="of:=AVERAGE([.I1:.I100])" office:value-type="float" office:value="0.95" calcext:value-type="float">
            <text:p>0.95</text:p>
          </table:table-cell>
          <table:table-cell table:formula="of:=AVERAGE([.J1:.J100])" office:value-type="float" office:value="0.503728243642985" calcext:value-type="float">
            <text:p>0.503728243642985</text:p>
          </table:table-cell>
          <table:table-cell table:formula="of:=AVERAGE([.K1:.K100])" office:value-type="float" office:value="1.30008792945185" calcext:value-type="float">
            <text:p>1.30008792945185</text:p>
          </table:table-cell>
          <table:table-cell table:formula="of:=AVERAGE([.L1:.L100])" office:value-type="float" office:value="0.488919992893583" calcext:value-type="float">
            <text:p>0.488919992893583</text:p>
          </table:table-cell>
          <table:table-cell table:formula="of:=AVERAGE([.M1:.M100])" office:value-type="float" office:value="0.0906252016428918" calcext:value-type="float">
            <text:p>0.090625201642892</text:p>
          </table:table-cell>
          <table:table-cell table:formula="of:=AVERAGE([.N1:.N100])" office:value-type="float" office:value="0.0675431094117489" calcext:value-type="float">
            <text:p>0.067543109411749</text:p>
          </table:table-cell>
          <table:table-cell table:formula="of:=AVERAGE([.O1:.O100])" office:value-type="float" office:value="0.03821079054419" calcext:value-type="float">
            <text:p>0.03821079054419</text:p>
          </table:table-cell>
          <table:table-cell table:formula="of:=AVERAGE([.P1:.P100])" office:value-type="float" office:value="0.92" calcext:value-type="float">
            <text:p>0.92</text:p>
          </table:table-cell>
          <table:table-cell table:formula="of:=AVERAGE([.Q1:.Q100])" office:value-type="float" office:value="0.95" calcext:value-type="float">
            <text:p>0.95</text:p>
          </table:table-cell>
          <table:table-cell table:formula="of:=AVERAGE([.R1:.R100])" office:value-type="float" office:value="0.9" calcext:value-type="float">
            <text:p>0.9</text:p>
          </table:table-cell>
        </table:table-row>
        <table:table-row table:style-name="ro1">
          <table:table-cell table:formula="of:=ROUND([.A101]-0.5; 5)" office:value-type="float" office:value="-0.00153" calcext:value-type="float">
            <text:p>-0.00153</text:p>
          </table:table-cell>
          <table:table-cell table:formula="of:=ROUND([.B101]-1.3; 5)" office:value-type="float" office:value="0.00411" calcext:value-type="float">
            <text:p>0.00411</text:p>
          </table:table-cell>
          <table:table-cell table:formula="of:=ROUND([.C101]-0.5; 5)" office:value-type="float" office:value="0.00126" calcext:value-type="float">
            <text:p>0.00126</text:p>
          </table:table-cell>
          <table:table-cell table:formula="of:=ROUND([.D101]*1.96; 5)" office:value-type="float" office:value="0.16288" calcext:value-type="float">
            <text:p>0.16288</text:p>
          </table:table-cell>
          <table:table-cell table:formula="of:=ROUND([.E101]*1.96; 5)" office:value-type="float" office:value="0.1186" calcext:value-type="float">
            <text:p>0.1186</text:p>
          </table:table-cell>
          <table:table-cell table:formula="of:=ROUND([.F101]*1.96; 5)" office:value-type="float" office:value="0.06669" calcext:value-type="float">
            <text:p>0.06669</text:p>
          </table:table-cell>
          <table:table-cell table:number-columns-repeated="3"/>
          <table:table-cell table:formula="of:=ROUND([.J101]-0.5; 5)" office:value-type="float" office:value="0.00373" calcext:value-type="float">
            <text:p>0.00373</text:p>
          </table:table-cell>
          <table:table-cell table:formula="of:=ROUND([.K101]-1.3; 5)" office:value-type="float" office:value="0.00009" calcext:value-type="float">
            <text:p>9E-05</text:p>
          </table:table-cell>
          <table:table-cell table:formula="of:=ROUND([.L101]-0.5; 5)" office:value-type="float" office:value="-0.01108" calcext:value-type="float">
            <text:p>-0.01108</text:p>
          </table:table-cell>
          <table:table-cell table:formula="of:=ROUND([.M101]*1.96; 5)" office:value-type="float" office:value="0.17763" calcext:value-type="float">
            <text:p>0.17763</text:p>
          </table:table-cell>
          <table:table-cell table:formula="of:=ROUND([.N101]*1.96; 5)" office:value-type="float" office:value="0.13238" calcext:value-type="float">
            <text:p>0.13238</text:p>
          </table:table-cell>
          <table:table-cell table:formula="of:=ROUND([.O101]*1.96; 5)" office:value-type="float" office:value="0.07489" calcext:value-type="float">
            <text:p>0.07489</text:p>
          </table:table-cell>
          <table:table-cell table:number-columns-repeated="3"/>
        </table:table-row>
        <table:table-row table:style-name="ro1">
          <table:table-cell table:formula="of:=ROUND(SQRT(VAR([.A1:.A100])); 5)" office:value-type="float" office:value="0.08405" calcext:value-type="float">
            <text:p>0.08405</text:p>
          </table:table-cell>
          <table:table-cell table:formula="of:=ROUND(SQRT(VAR([.B1:.B100])); 5)" office:value-type="float" office:value="0.0614" calcext:value-type="float">
            <text:p>0.0614</text:p>
          </table:table-cell>
          <table:table-cell table:formula="of:=ROUND(SQRT(VAR([.C1:.C100])); 5)" office:value-type="float" office:value="0.03173" calcext:value-type="float">
            <text:p>0.03173</text:p>
          </table:table-cell>
          <table:table-cell table:number-columns-repeated="6"/>
          <table:table-cell table:formula="of:=ROUND(SQRT(VAR([.J1:.J100])); 5)" office:value-type="float" office:value="0.09129" calcext:value-type="float">
            <text:p>0.09129</text:p>
          </table:table-cell>
          <table:table-cell table:formula="of:=ROUND(SQRT(VAR([.K1:.K100])); 5)" office:value-type="float" office:value="0.06668" calcext:value-type="float">
            <text:p>0.06668</text:p>
          </table:table-cell>
          <table:table-cell table:formula="of:=ROUND(SQRT(VAR([.L1:.L100])); 5)" office:value-type="float" office:value="0.04047" calcext:value-type="float">
            <text:p>0.04047</text:p>
          </table:table-cell>
          <table:table-cell table:number-columns-repeated="6"/>
        </table:table-row>
        <table:table-row table:style-name="ro1">
          <table:table-cell table:formula="of:=ROUND(SQRT([.A102]^2 + [.A103]^2); 5)" office:value-type="float" office:value="0.08406" calcext:value-type="float">
            <text:p>0.08406</text:p>
          </table:table-cell>
          <table:table-cell table:formula="of:=ROUND(SQRT([.B102]^2 + [.B103]^2); 5)" office:value-type="float" office:value="0.06154" calcext:value-type="float">
            <text:p>0.06154</text:p>
          </table:table-cell>
          <table:table-cell table:formula="of:=ROUND(SQRT([.C102]^2 + [.C103]^2); 5)" office:value-type="float" office:value="0.03176" calcext:value-type="float">
            <text:p>0.03176</text:p>
          </table:table-cell>
          <table:table-cell table:number-columns-repeated="6"/>
          <table:table-cell table:formula="of:=ROUND(SQRT([.J102]^2 + [.J103]^2); 5)" office:value-type="float" office:value="0.09137" calcext:value-type="float">
            <text:p>0.09137</text:p>
          </table:table-cell>
          <table:table-cell table:formula="of:=ROUND(SQRT([.K102]^2 + [.K103]^2); 5)" office:value-type="float" office:value="0.06668" calcext:value-type="float">
            <text:p>0.06668</text:p>
          </table:table-cell>
          <table:table-cell table:formula="of:=ROUND(SQRT([.L102]^2 + [.L103]^2); 5)" office:value-type="float" office:value="0.04196" calcext:value-type="float">
            <text:p>0.04196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0.49847228526757" calcext:value-type="float">
            <text:p>0.49847228526757</text:p>
          </table:table-cell>
          <table:table-cell office:value-type="float" office:value="1.30410782614666" calcext:value-type="float">
            <text:p>1.30410782614666</text:p>
          </table:table-cell>
          <table:table-cell office:value-type="float" office:value="0.501259641037816" calcext:value-type="float">
            <text:p>0.501259641037816</text:p>
          </table:table-cell>
          <table:table-cell office:value-type="float" office:value="0.0831026154515225" calcext:value-type="float">
            <text:p>0.083102615451523</text:p>
          </table:table-cell>
          <table:table-cell office:value-type="float" office:value="0.060510398061763" calcext:value-type="float">
            <text:p>0.060510398061763</text:p>
          </table:table-cell>
          <table:table-cell office:value-type="float" office:value="0.0340237780181199" calcext:value-type="float">
            <text:p>0.0340237780181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503728243642985" calcext:value-type="float">
            <text:p>0.503728243642985</text:p>
          </table:table-cell>
          <table:table-cell office:value-type="float" office:value="1.30008792945185" calcext:value-type="float">
            <text:p>1.30008792945185</text:p>
          </table:table-cell>
          <table:table-cell office:value-type="float" office:value="0.488919992893583" calcext:value-type="float">
            <text:p>0.488919992893583</text:p>
          </table:table-cell>
          <table:table-cell office:value-type="float" office:value="0.0906252016428918" calcext:value-type="float">
            <text:p>0.090625201642892</text:p>
          </table:table-cell>
          <table:table-cell office:value-type="float" office:value="0.0675431094117489" calcext:value-type="float">
            <text:p>0.067543109411749</text:p>
          </table:table-cell>
          <table:table-cell office:value-type="float" office:value="0.03821079054419" calcext:value-type="float">
            <text:p>0.03821079054419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-0.00153" calcext:value-type="float">
            <text:p>-0.00153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16288" calcext:value-type="float">
            <text:p>0.16288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6669" calcext:value-type="float">
            <text:p>0.06669</text:p>
          </table:table-cell>
          <table:table-cell table:number-columns-repeated="3"/>
          <table:table-cell office:value-type="float" office:value="0.00373" calcext:value-type="float">
            <text:p>0.00373</text:p>
          </table:table-cell>
          <table:table-cell office:value-type="float" office:value="0.00009" calcext:value-type="float">
            <text:p>9E-05</text:p>
          </table:table-cell>
          <table:table-cell office:value-type="float" office:value="-0.01108" calcext:value-type="float">
            <text:p>-0.01108</text:p>
          </table:table-cell>
          <table:table-cell office:value-type="float" office:value="0.17763" calcext:value-type="float">
            <text:p>0.17763</text:p>
          </table:table-cell>
          <table:table-cell office:value-type="float" office:value="0.13238" calcext:value-type="float">
            <text:p>0.13238</text:p>
          </table:table-cell>
          <table:table-cell office:value-type="float" office:value="0.07489" calcext:value-type="float">
            <text:p>0.07489</text:p>
          </table:table-cell>
          <table:table-cell table:number-columns-repeated="3"/>
        </table:table-row>
        <table:table-row table:style-name="ro1">
          <table:table-cell office:value-type="float" office:value="0.08405" calcext:value-type="float">
            <text:p>0.08405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3173" calcext:value-type="float">
            <text:p>0.03173</text:p>
          </table:table-cell>
          <table:table-cell table:number-columns-repeated="6"/>
          <table:table-cell office:value-type="float" office:value="0.09129" calcext:value-type="float">
            <text:p>0.09129</text:p>
          </table:table-cell>
          <table:table-cell office:value-type="float" office:value="0.06668" calcext:value-type="float">
            <text:p>0.06668</text:p>
          </table:table-cell>
          <table:table-cell office:value-type="float" office:value="0.04047" calcext:value-type="float">
            <text:p>0.04047</text:p>
          </table:table-cell>
          <table:table-cell table:number-columns-repeated="6"/>
        </table:table-row>
        <table:table-row table:style-name="ro1">
          <table:table-cell office:value-type="float" office:value="0.08406" calcext:value-type="float">
            <text:p>0.0840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03176" calcext:value-type="float">
            <text:p>0.03176</text:p>
          </table:table-cell>
          <table:table-cell table:number-columns-repeated="6"/>
          <table:table-cell office:value-type="float" office:value="0.09137" calcext:value-type="float">
            <text:p>0.09137</text:p>
          </table:table-cell>
          <table:table-cell office:value-type="float" office:value="0.06668" calcext:value-type="float">
            <text:p>0.06668</text:p>
          </table:table-cell>
          <table:table-cell office:value-type="float" office:value="0.04196" calcext:value-type="float">
            <text:p>0.04196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0.49847228526757" calcext:value-type="float">
            <text:p>0.49847228526757</text:p>
          </table:table-cell>
          <table:table-cell office:value-type="float" office:value="-0.00153" calcext:value-type="float">
            <text:p>-0.00153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16288" calcext:value-type="float">
            <text:p>0.16288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1.30410782614666" calcext:value-type="float">
            <text:p>1.30410782614666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94" calcext:value-type="float">
            <text:p>0.94</text:p>
          </table:table-cell>
          <table:table-cell table:number-columns-repeated="12"/>
        </table:table-row>
        <table:table-row table:style-name="ro1">
          <table:table-cell office:value-type="float" office:value="0.501259641037816" calcext:value-type="float">
            <text:p>0.501259641037816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03176" calcext:value-type="float">
            <text:p>0.0317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0.0831026154515225" calcext:value-type="float">
            <text:p>0.083102615451523</text:p>
          </table:table-cell>
          <table:table-cell table:number-columns-repeated="17"/>
        </table:table-row>
        <table:table-row table:style-name="ro1">
          <table:table-cell office:value-type="float" office:value="0.060510398061763" calcext:value-type="float">
            <text:p>0.060510398061763</text:p>
          </table:table-cell>
          <table:table-cell table:number-columns-repeated="17"/>
        </table:table-row>
        <table:table-row table:style-name="ro1">
          <table:table-cell office:value-type="float" office:value="0.0340237780181199" calcext:value-type="float">
            <text:p>0.03402377801812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0.503728243642985" calcext:value-type="float">
            <text:p>0.503728243642985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9129" calcext:value-type="float">
            <text:p>0.09129</text:p>
          </table:table-cell>
          <table:table-cell office:value-type="float" office:value="0.09137" calcext:value-type="float">
            <text:p>0.09137</text:p>
          </table:table-cell>
          <table:table-cell office:value-type="float" office:value="0.17763" calcext:value-type="float">
            <text:p>0.17763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office:value-type="float" office:value="1.30008792945185" calcext:value-type="float">
            <text:p>1.30008792945185</text:p>
          </table:table-cell>
          <table:table-cell office:value-type="float" office:value="0.00009" calcext:value-type="float">
            <text:p>9E-05</text:p>
          </table:table-cell>
          <table:table-cell table:number-columns-repeated="2" office:value-type="float" office:value="0.06668" calcext:value-type="float">
            <text:p>0.06668</text:p>
          </table:table-cell>
          <table:table-cell office:value-type="float" office:value="0.13238" calcext:value-type="float">
            <text:p>0.13238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0.488919992893583" calcext:value-type="float">
            <text:p>0.488919992893583</text:p>
          </table:table-cell>
          <table:table-cell office:value-type="float" office:value="-0.01108" calcext:value-type="float">
            <text:p>-0.01108</text:p>
          </table:table-cell>
          <table:table-cell office:value-type="float" office:value="0.04047" calcext:value-type="float">
            <text:p>0.04047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07489" calcext:value-type="float">
            <text:p>0.0748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0906252016428918" calcext:value-type="float">
            <text:p>0.090625201642892</text:p>
          </table:table-cell>
          <table:table-cell table:number-columns-repeated="17"/>
        </table:table-row>
        <table:table-row table:style-name="ro1">
          <table:table-cell office:value-type="float" office:value="0.0675431094117489" calcext:value-type="float">
            <text:p>0.067543109411749</text:p>
          </table:table-cell>
          <table:table-cell table:number-columns-repeated="17"/>
        </table:table-row>
        <table:table-row table:style-name="ro1">
          <table:table-cell office:value-type="float" office:value="0.03821079054419" calcext:value-type="float">
            <text:p>0.038210790544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9:07:59.455797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10:52:32.912811131</dc:date>
    <meta:editing-duration>PT2H53M34S</meta:editing-duration>
    <meta:editing-cycles>3</meta:editing-cycles>
    <meta:generator>LibreOffice/6.4.7.2$Linux_X86_64 LibreOffice_project/40$Build-2</meta:generator>
    <meta:document-statistic meta:table-count="1" meta:cell-count="1926" meta:object-count="0"/>
  </office:meta>
</office:document-meta>
</file>